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'Trebuchet MS'" style:font-family-asian="'Trebuchet MS'" style:font-family-complex="'Trebuchet MS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'Trebuchet MS'" style:font-family-asian="'Trebuchet MS'" style:font-family-complex="'Trebuchet MS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13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14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17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20" style:family="text">
      <style:text-properties fo:font-size="12.00pt" fo:font-weight="normal" fo:font-family="'Trebuchet MS'" style:font-family-asian="'Trebuchet MS'" style:font-family-complex="'Trebuchet MS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23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24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25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26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27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28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29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30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31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32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33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36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39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64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67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72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73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74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77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2.00pt" fo:font-weight="normal" fo:font-family="'Trebuchet MS'" style:font-family-asian="'Trebuchet MS'" style:font-family-complex="'Trebuchet MS'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81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82" style:family="text">
      <style:text-properties fo:font-size="12.00pt" fo:font-weight="normal" fo:font-family="'Trebuchet MS'" style:font-family-asian="'Trebuchet MS'" style:font-family-complex="'Trebuchet MS'" fo:background-color="transparent" fo:color="#000000"/>
    </style:style>
    <style:style style:name="T83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86" style:family="text">
      <style:text-properties fo:font-size="12.00pt" fo:font-weight="normal" fo:font-family="'Trebuchet MS'" style:font-family-asian="'Trebuchet MS'" style:font-family-complex="'Trebuchet MS'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89" style:family="text">
      <style:text-properties fo:font-size="12.00pt" fo:font-weight="normal" fo:font-family="'Trebuchet MS'" style:font-family-asian="'Trebuchet MS'" style:font-family-complex="'Trebuchet MS'" fo:background-color="transparent" fo:color="#00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Trebuchet MS'" style:font-family-asian="'Trebuchet MS'" style:font-family-complex="'Trebuchet MS'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94" style:family="text">
      <style:text-properties fo:font-size="12.00pt" fo:font-weight="normal" fo:font-family="'Trebuchet MS'" style:font-family-asian="'Trebuchet MS'" style:font-family-complex="'Trebuchet MS'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top="12.00pt" fo:margin-bottom="3.00pt"/>
    </style:style>
    <style:style style:name="P14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17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30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33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36" style:family="paragraph">
      <style:paragraph-properties fo:line-height="100.00%" fo:text-align="left" fo:margin-top="12.00pt" fo:margin-bottom="3.0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35.45pt" fo:text-indent="0.00p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top="12.00pt" fo:margin-bottom="3.00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top="12.00pt" fo:margin-bottom="3.00pt"/>
    </style:style>
    <text:list-style style:name="L4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3" style:family="paragraph">
      <style:paragraph-properties fo:line-height="100.00%" fo:text-align="left" fo:margin-left="-18.00pt" fo:text-indent="18.00p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top="12.00pt" fo:margin-bottom="3.00pt"/>
    </style:style>
    <text:list-style style:name="L4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left" fo:margin-left="-18.00pt" fo:text-indent="18.00pt" fo:margin-top="5.00p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top="12.00pt" fo:margin-bottom="3.00pt"/>
    </style:style>
    <style:style style:name="P49" style:family="paragraph">
      <style:paragraph-properties fo:line-height="100.00%" fo:text-align="left" fo:margin-top="5.00pt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top="5.00pt"/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top="5.00pt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top="5.00p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top="5.00pt"/>
    </style:style>
    <style:style style:name="P58" style:family="paragraph">
      <style:paragraph-properties fo:line-height="100.00%" fo:text-align="left" fo:margin-left="36.00pt" fo:text-indent="0.00pt" fo:margin-top="5.00pt"/>
    </style:style>
    <style:style style:name="P59" style:family="paragraph">
      <style:paragraph-properties fo:line-height="100.00%" fo:text-align="left" fo:margin-top="5.00pt"/>
    </style:style>
    <style:style style:name="P60" style:family="paragraph">
      <style:paragraph-properties fo:line-height="100.00%" fo:text-align="left" fo:margin-top="5.00pt"/>
    </style:style>
    <style:style style:name="P61" style:family="paragraph">
      <style:paragraph-properties fo:line-height="100.00%" fo:text-align="left"/>
    </style:style>
    <style:style style:name="TableColumn0100" style:family="table-column">
      <style:table-column-properties style:column-width="5.758333in"/>
    </style:style>
    <style:style style:name="TableColumn0101" style:family="table-column">
      <style:table-column-properties style:column-width="1.052083in"/>
    </style:style>
    <style:style style:name="Table01" style:family="table">
      <style:table-properties style:width="6.8104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7" style:family="table-row">
      <style:table-row-properties style:min-row-height="0.239583in"/>
    </style:style>
    <style:style style:name="TableCell0107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8" style:family="table-row">
      <style:table-row-properties style:min-row-height="0.208333in"/>
    </style:style>
    <style:style style:name="TableCell0108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Programación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Informe Final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6">I.E.S. San Vicente</text:span></text:p>
      <text:p text:style-name="P1"><text:span text:style-name="T6">San Vicente del Raspeig (Alicante)</text:span></text:p>
      <text:p text:style-name="P1"><text:span text:style-name="T6">2016/2017</text:span></text:p>
      <text:p text:style-name="P1"><text:span text:style-name="T7"/></text:p>
      <text:p text:style-name="P1"><text:span text:style-name="T7"/></text:p>
      <text:p text:style-name="P1"><text:span text:style-name="T8">Profesora:</text:span></text:p>
      <text:p text:style-name="P1"><text:span text:style-name="T8">Mari Chelo Rubio</text:span></text:p>
      <text:p text:style-name="P1"><text:span text:style-name="T9"/></text:p>
      <text:p text:style-name="P1"><text:span text:style-name="T10">Alumno:</text:span></text:p>
      <text:p text:style-name="P1"><text:span text:style-name="T10">Domingo Castillo Marti</text:span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3"><text:span text:style-name="T11"/></text:p>
      <text:p text:style-name="P4"><text:span text:style-name="T12">1. Introducción</text:span></text:p>
      <text:p text:style-name="P5"><text:span text:style-name="T13">Nombre del proyecto</text:span></text:p>
      <text:p text:style-name="P6"><text:span text:style-name="T14">Ajedrez</text:span></text:p>
      <text:p text:style-name="P6"><text:span text:style-name="T15"/></text:p>
      <text:p text:style-name="P7"><text:span text:style-name="T16">Hecho por</text:span></text:p>
      <text:p text:style-name="P8"><text:span text:style-name="T17">Domingo Castillo</text:span></text:p>
      <text:p text:style-name="P9"><text:span text:style-name="T18"/></text:p>
      <text:p text:style-name="P9"><text:span text:style-name="T19">Breve descripción del proyecto</text:span></text:p>
      <text:p text:style-name="P9"><text:span text:style-name="T20">Se trata de un ajedrez para 2 jugadores. Se podran guardar partidas para revirsarlas. Es una aplicación de consola.</text:span></text:p>
      <text:p text:style-name="P10"><text:span text:style-name="T21"/></text:p>
      <text:p text:style-name="P10"><text:span text:style-name="T22">2. Funcionalidad del proyecto</text:span></text:p>
      <text:p text:style-name="P10"><text:span text:style-name="T23">Al entrar al programa, aparecerá una pantalla de bienvenida donde el usuario podrá elegir entre:</text:span></text:p>
      <text:p text:style-name="P10"><text:span text:style-name="T24"/></text:p>
      <text:p text:style-name="P10"><text:span text:style-name="T25">•</text:span><text:span text:style-name="T26"><text:s/>Jugar contra otro jugador</text:span></text:p>
      <text:p text:style-name="P10"><text:span text:style-name="T27">•</text:span><text:span text:style-name="T28"><text:s/>Revisar partidas guardadas</text:span></text:p>
      <text:p text:style-name="P10"><text:span text:style-name="T29">•</text:span><text:span text:style-name="T30"><text:s/>Salir </text:span></text:p>
      <text:p text:style-name="P10"><text:span text:style-name="T31"/></text:p>
      <text:p text:style-name="P10"><text:span text:style-name="T31">Si se elige la opción multijugador, se pedirá primero el nombre de la partida para luego poder encontrarla y luego se mostrará el tablero parase jugar por turnos. Antes de cada movimeinto, el juego mirar</text:span><text:span text:style-name="T32">á si el moviemento que se<text:s/></text:span><text:span text:style-name="T33">quiere hacer es legal. Al terminar la partida se guardará la partida para revisarla en otro momento.</text:span></text:p>
      <text:p text:style-name="P10"><text:span text:style-name="T33">Las imágenes de las piezas y del fondo se leerán de un fichero al principio del juego.</text:span></text:p>
      <text:p text:style-name="P10"><text:span text:style-name="T33"/></text:p>
      <text:p text:style-name="P10"><text:span text:style-name="T33">Si se elige la opción de revisar partidas. Se mostrará una lista de partidas para elegir la cual revisar. Una vez dentro se ve la partida y se puede ir viendo movimiento a movimiento.</text:span></text:p>
      <text:p text:style-name="P10"><text:span text:style-name="T34"/></text:p>
      <text:p text:style-name="P10"><text:span text:style-name="T35">3. Prototipo de pantalla</text:span></text:p>
      <text:p text:style-name="P10"><text:span text:style-name="T36">La pantalla será así:</text:span></text:p>
      <text:p text:style-name="P11"><text:span text:style-name="T37"/></text:p>
      <text:p text:style-name="P11"><draw:frame text:anchor-type="as-char" svg:width="72.81mm" svg:height="72.60mm" style:rel-width="scale" style:rel-height="scale"><draw:object-ole xlink:href="OleObj1"/><draw:image xlink:href="ObjectReplacements/OleObj1"/></draw:frame><text:span text:style-name="T37"/></text:p>
      <text:p text:style-name="P11"><text:span text:style-name="T37"/></text:p>
      <text:p text:style-name="P11"><text:span text:style-name="T37"/></text:p>
      <text:p text:style-name="P11"><text:span text:style-name="T37"/></text:p>
      <text:p text:style-name="P12"><text:span text:style-name="T38">4.Análisis</text:span></text:p>
      <text:p text:style-name="P13"><text:span text:style-name="T39">4a. Requisitos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15"><text:span text:style-name="T41">Requisito</text:span><text:span text:style-name="T42"/></text:p>
          </table:table-cell>
          <table:table-cell table:style-name="TableCell010001">
            <text:p text:style-name="P15"><text:span text:style-name="T43">Fecha consecución</text:span><text:span text:style-name="T44"/></text:p>
          </table:table-cell>
        </table:table-row>
        <table:table-row table:style-name="TableRow0101">
          <table:table-cell table:style-name="TableCell010100">
            <text:p text:style-name="P18"><text:span text:style-name="T45">El programa permitirá a un mover piezas y determinar si es legal el movimiento</text:span><text:span text:style-name="T46"/></text:p>
          </table:table-cell>
          <table:table-cell table:style-name="TableCell010101">
            <text:p text:style-name="P18"><text:span text:style-name="T46"/></text:p>
          </table:table-cell>
        </table:table-row>
        <table:table-row table:style-name="TableRow0102">
          <table:table-cell table:style-name="TableCell010200">
            <text:p text:style-name="P20"><text:span text:style-name="T47">El programa permitirá 1 contra 1 sin tiempo comiendo piezas</text:span><text:span text:style-name="T48"/></text:p>
          </table:table-cell>
          <table:table-cell table:style-name="TableCell010201">
            <text:p text:style-name="P20"><text:span text:style-name="T48"/></text:p>
          </table:table-cell>
        </table:table-row>
        <table:table-row table:style-name="TableRow0103">
          <table:table-cell table:style-name="TableCell010300">
            <text:p text:style-name="P22"><text:span text:style-name="T49">El programa determina cuando se ha terminado la partida con tiempo</text:span><text:span text:style-name="T50"/></text:p>
          </table:table-cell>
          <table:table-cell table:style-name="TableCell010301">
            <text:p text:style-name="P22"><text:span text:style-name="T50"/></text:p>
          </table:table-cell>
        </table:table-row>
        <table:table-row table:style-name="TableRow0104">
          <table:table-cell table:style-name="TableCell010400">
            <text:p text:style-name="P24"><text:span text:style-name="T51">El programa guarda las partidas</text:span><text:span text:style-name="T52"/></text:p>
          </table:table-cell>
          <table:table-cell table:style-name="TableCell010401">
            <text:p text:style-name="P24"><text:span text:style-name="T52"/></text:p>
          </table:table-cell>
        </table:table-row>
        <table:table-row table:style-name="TableRow0105">
          <table:table-cell table:style-name="TableCell010500">
            <text:p text:style-name="P26"><text:span text:style-name="T53">El juego empezará mostrando una pantalla de bienvenida</text:span><text:span text:style-name="T54"/></text:p>
          </table:table-cell>
          <table:table-cell table:style-name="TableCell010501">
            <text:p text:style-name="P26"><text:span text:style-name="T54"/></text:p>
          </table:table-cell>
        </table:table-row>
        <table:table-row table:style-name="TableRow0106">
          <table:table-cell table:style-name="TableCell010600">
            <text:p text:style-name="P28"><text:span text:style-name="T55">El programa da opcion de jugar o revisar partida</text:span><text:span text:style-name="T56"/></text:p>
          </table:table-cell>
          <table:table-cell table:style-name="TableCell010601">
            <text:p text:style-name="P28"><text:span text:style-name="T56"/></text:p>
          </table:table-cell>
        </table:table-row>
        <table:table-row table:style-name="TableRow0107">
          <table:table-cell table:style-name="TableCell010700">
            <text:p text:style-name="P31"><text:span text:style-name="T57">El programa da ocion de jugar contra stockfish</text:span><text:span text:style-name="T58"/></text:p>
          </table:table-cell>
          <table:table-cell table:style-name="TableCell010701">
            <text:p text:style-name="P31"><text:span text:style-name="T58"/></text:p>
          </table:table-cell>
        </table:table-row>
        <table:table-row table:style-name="TableRow0108">
          <table:table-cell table:style-name="TableCell010800">
            <text:p text:style-name="P34"><text:span text:style-name="T59">Mejora de aspectos esteticos</text:span><text:span text:style-name="T60"/></text:p>
          </table:table-cell>
          <table:table-cell table:style-name="TableCell010801">
            <text:p text:style-name="P34"><text:span text:style-name="T60"/></text:p>
          </table:table-cell>
        </table:table-row>
      </table:table>
      <text:p text:style-name="P36"><text:span text:style-name="T61">4b. Pseudocódigo básico</text:span></text:p>
      <text:p text:style-name="P37"><text:span text:style-name="T62"/></text:p>
      <text:p text:style-name="P37"><text:span text:style-name="T63">Cuerpo del programa:</text:span></text:p>
      <text:p text:style-name="P38"><text:span text:style-name="T63">Enseña pantalla de bienvenida</text:span></text:p>
      <text:p text:style-name="P38"><text:span text:style-name="T63">Espera a que el usuario presione una tecla</text:span></text:p>
      <text:p text:style-name="P38"><text:span text:style-name="T63">Mostrar opciones</text:span></text:p>
      <text:p text:style-name="P38"><text:span text:style-name="T63"/></text:p>
      <text:p text:style-name="P39"><text:span text:style-name="T63">Partida :</text:span></text:p>
      <text:p text:style-name="P39"><text:span text:style-name="T63"><text:tab/>Introducir nombre</text:span></text:p>
      <text:p text:style-name="P39"><text:span text:style-name="T63"><text:tab/>Muestra pantalla y esperar movimiento</text:span></text:p>
      <text:p text:style-name="P39"><text:span text:style-name="T63"><text:tab/>Si movimiento correcto cambiar turno y volver a motrar pantalla y esperar movimiento.</text:span></text:p>
      <text:p text:style-name="P39"><text:span text:style-name="T63"><text:tab/>Si movimiento incorrecto, saltar error y esperar a mismo turno</text:span></text:p>
      <text:p text:style-name="P39"><text:span text:style-name="T63"><text:tab/>Si resigna, guardar partida en fichero</text:span></text:p>
      <text:p text:style-name="P39"><text:span text:style-name="T63">Review Partida</text:span></text:p>
      <text:p text:style-name="P39"><text:span text:style-name="T63"><text:tab/>Mostrar menu</text:span></text:p>
      <text:p text:style-name="P39"><text:span text:style-name="T63"><text:tab/>Elegir partida</text:span></text:p>
      <text:p text:style-name="P39"><text:span text:style-name="T63"><text:tab/>Mostrar pantalla y esperar tecla</text:span></text:p>
      <text:p text:style-name="P39"><text:span text:style-name="T63"><text:tab/><text:tab/>avanzar movimiento, mostrar pantalla y ersperar tecla</text:span></text:p>
      <text:p text:style-name="P39"><text:span text:style-name="T63"><text:tab/>Si fin partida, es perar tecla y salir a menu</text:span></text:p>
      <text:p text:style-name="P40"><text:span text:style-name="T64">4c. Diagrama de clases</text:span></text:p>
      <text:p text:style-name="P41"><text:span text:style-name="T65"/></text:p>
      <text:p text:style-name="P41"><draw:frame text:anchor-type="as-char" svg:width="152.40mm" svg:height="75.57mm" style:rel-width="scale" style:rel-height="scale"><draw:object-ole xlink:href="OleObj2"/><draw:image xlink:href="ObjectReplacements/OleObj2"/></draw:frame><text:span text:style-name="T65"/></text:p>
      <text:p text:style-name="P41"><text:span text:style-name="T65"/></text:p>
      <text:p text:style-name="P41"><text:span text:style-name="T65"/></text:p>
      <text:p text:style-name="P41"><text:span text:style-name="T65"/></text:p>
      <text:p text:style-name="P41"><text:span text:style-name="T66">5. Planing inicial y entregas previstas</text:span></text:p>
      <text:p text:style-name="P42"><text:span text:style-name="T67">5a. Entregas previstas</text:span></text:p>
      <text:list text:style-name="L43">
        <text:list-item>
          <text:p text:style-name="P43"><text:span text:style-name="T68">Version 1: Creacion de objetos y press enter to start</text:span></text:p>
        </text:list-item>
        <text:list-item>
          <text:p text:style-name="P43"><text:span text:style-name="T68">Versión 2: Crear y mostrar tabla</text:span></text:p>
        </text:list-item>
        <text:list-item>
          <text:p text:style-name="P43"><text:span text:style-name="T68">Versión 3: Mover piezas por turnos</text:span></text:p>
        </text:list-item>
        <text:list-item>
          <text:p text:style-name="P43"><text:span text:style-name="T68">Versión 4: Correcto movimiento del peón</text:span></text:p>
        </text:list-item>
        <text:list-item>
          <text:p text:style-name="P43"><text:span text:style-name="T68">Versión 5: Correcto movimiento de Bishop Rook y Queen</text:span></text:p>
        </text:list-item>
        <text:list-item>
          <text:p text:style-name="P43"><text:span text:style-name="T68">Versión 6: Movimiento caballo</text:span></text:p>
        </text:list-item>
        <text:list-item>
          <text:p text:style-name="P43"><text:span text:style-name="T68">Versión 7: Enroque</text:span></text:p>
        </text:list-item>
        <text:list-item>
          <text:p text:style-name="P43"><text:span text:style-name="T68">Versión 8: Movimiento rey</text:span></text:p>
        </text:list-item>
        <text:list-item>
          <text:p text:style-name="P43"><text:span text:style-name="T68">Versión 9: Control de jaque</text:span></text:p>
        </text:list-item>
        <text:list-item>
          <text:p text:style-name="P43"><text:span text:style-name="T68">Versión 10: Promoción peón</text:span></text:p>
        </text:list-item>
        <text:list-item>
          <text:p text:style-name="P43"><text:span text:style-name="T68">Versión 11: Guardar partida</text:span></text:p>
        </text:list-item>
        <text:list-item>
          <text:p text:style-name="P43"><text:span text:style-name="T68">Versión 12: Cargar partida</text:span></text:p>
        </text:list-item>
        <text:list-item>
          <text:p text:style-name="P43"><text:span text:style-name="T68">Versión 13: Menú jugar o cargar partida</text:span></text:p>
        </text:list-item>
        <text:list-item>
          <text:p text:style-name="P43"><text:span text:style-name="T68">Versión 16: Resignar</text:span><text:span text:style-name="T69"/></text:p>
        </text:list-item>
      </text:list>
      <text:p text:style-name="P44"><text:span text:style-name="T69"/></text:p>
      <text:p text:style-name="P44"><text:span text:style-name="T69"/></text:p>
      <text:p text:style-name="P45"><text:span text:style-name="T70">5b. Entregas reales</text:span></text:p>
      <text:list text:style-name="L46">
        <text:list-item>
          <text:p text:style-name="P46"><text:span text:style-name="T71">Entrega 1 (7 Mayo): Creado tablero gráfico en consola y jugable por turnos pero solo se compruba el correcto movimiento del peón</text:span></text:p>
        </text:list-item>
        <text:list-item>
          <text:p text:style-name="P46"><text:span text:style-name="T71">Entrega 2 (14 Mayo): Movimiento correcto de todas las piezas con capturas y control de jaque</text:span></text:p>
        </text:list-item>
        <text:list-item>
          <text:p text:style-name="P46"><text:span text:style-name="T71">Entrega 3 (21 Mayo)</text:span><text:span text:style-name="T72">: Movimiento especial enroque, guardar partidas y cargalas conficheros, actualizaci</text:span><text:span text:style-name="T73">ón de UI</text:span><text:span text:style-name="T74"/></text:p>
        </text:list-item>
      </text:list>
      <text:p text:style-name="P47"><text:span text:style-name="T75"/></text:p>
      <text:p text:style-name="P47"><text:span text:style-name="T76">6. Formato de los ficheros</text:span></text:p>
      <text:p text:style-name="P48"><text:span text:style-name="T77">6a. Formato de ficheros de texto</text:span></text:p>
      <text:p text:style-name="P49"><text:span text:style-name="T78">Nombre de partida</text:span></text:p>
      <text:p text:style-name="P49"><text:span text:style-name="T78">Fecha</text:span></text:p>
      <text:p text:style-name="P49"><text:span text:style-name="T78">Tipo de partida</text:span></text:p>
      <text:p text:style-name="P49"><text:span text:style-name="T78">Movimiento (b2 x c3)</text:span></text:p>
      <text:p text:style-name="P49"><text:span text:style-name="T79"/></text:p>
      <text:p text:style-name="P50"><text:span text:style-name="T80">7. Problemas encontrados y soluciones</text:span><text:span text:style-name="T81"/></text:p>
      <text:p text:style-name="P51"><text:span text:style-name="T82">Al decidir hacerlo en consola tuve un problema de visibilidad dado el tamaño de los caracteres y las imágenes. Terminé utilizando letras mayúsulas con diferente color para mayor visibilidad y caracteres unicode para hacer el tablero lo más estetico y grande que podía hacer.</text:span><text:span text:style-name="T83"/></text:p>
      <text:p text:style-name="P51"><text:span text:style-name="T84"/></text:p>
      <text:p text:style-name="P52"><text:span text:style-name="T85">8.Mejoras o restricciones del diseño de inicio</text:span></text:p>
      <text:p text:style-name="P53"><text:span text:style-name="T86">No he tenido suficiente tiempo para implementar utilidades que me hubiese gustado. Como poder volver atrás, jugar con tiempo y comprobar el jaque mate.</text:span></text:p>
      <text:p text:style-name="P53"><text:span text:style-name="T86">Con respecto el diseño de inicio ha mejorado mucho en sentido de clases. He introducido más herencia y he optimizado más la repetición de código para dejarlo todo mucho más ordenado</text:span></text:p>
      <text:p text:style-name="P53"><text:span text:style-name="T87"/></text:p>
      <text:p text:style-name="P54"><text:span text:style-name="T88">9. Capturas de pantalla del proyecto final</text:span><text:span text:style-name="T89"/></text:p>
      <text:p text:style-name="P55"><text:span text:style-name="T90"/></text:p>
      <text:p text:style-name="P55"><draw:frame text:anchor-type="as-char" svg:width="152.40mm" svg:height="85.73mm" style:rel-width="scale" style:rel-height="scale"><draw:object-ole xlink:href="OleObj3"/><draw:image xlink:href="ObjectReplacements/OleObj3"/></draw:frame><text:span text:style-name="T91"/></text:p>
      <text:p text:style-name="P55"><text:span text:style-name="T91"/></text:p>
      <text:p text:style-name="P55"><draw:frame text:anchor-type="as-char" svg:width="152.40mm" svg:height="85.73mm" style:rel-width="scale" style:rel-height="scale"><draw:object-ole xlink:href="OleObj4"/><draw:image xlink:href="ObjectReplacements/OleObj4"/></draw:frame><text:span text:style-name="T91"/></text:p>
      <text:p text:style-name="P55"><text:span text:style-name="T91"/></text:p>
      <text:p text:style-name="P55"><draw:frame text:anchor-type="as-char" svg:width="152.40mm" svg:height="85.73mm" style:rel-width="scale" style:rel-height="scale"><draw:object-ole xlink:href="OleObj5"/><draw:image xlink:href="ObjectReplacements/OleObj5"/></draw:frame><text:span text:style-name="T91"/></text:p>
      <text:p text:style-name="P55"><text:span text:style-name="T91"/></text:p>
      <text:p text:style-name="P55"><draw:frame text:anchor-type="as-char" svg:width="152.40mm" svg:height="85.73mm" style:rel-width="scale" style:rel-height="scale"><draw:object-ole xlink:href="OleObj6"/><draw:image xlink:href="ObjectReplacements/OleObj6"/></draw:frame><text:span text:style-name="T91"/></text:p>
      <text:p text:style-name="P55"><text:span text:style-name="T91"/></text:p>
      <text:p text:style-name="P55"><draw:frame text:anchor-type="as-char" svg:width="152.40mm" svg:height="85.73mm" style:rel-width="scale" style:rel-height="scale"><draw:object-ole xlink:href="OleObj7"/><draw:image xlink:href="ObjectReplacements/OleObj7"/></draw:frame><text:span text:style-name="T91"/></text:p>
      <text:p text:style-name="P55"><text:span text:style-name="T91"/></text:p>
      <text:p text:style-name="P55"><draw:frame text:anchor-type="as-char" svg:width="152.40mm" svg:height="85.73mm" style:rel-width="scale" style:rel-height="scale"><draw:object-ole xlink:href="OleObj8"/><draw:image xlink:href="ObjectReplacements/OleObj8"/></draw:frame><text:span text:style-name="T91"/></text:p>
      <text:p text:style-name="P55"><text:span text:style-name="T91"/></text:p>
      <text:p text:style-name="P55"><text:span text:style-name="T92"/></text:p>
      <text:p text:style-name="P56"><text:span text:style-name="T93">10.Código fuente del proyecto final</text:span></text:p>
      <text:p text:style-name="P57"><text:span text:style-name="T94">Program.cs</text:span></text:p>
      <text:p text:style-name="P57"><text:span text:style-name="T94">namespace proyecto-final</text:span></text:p>
      <text:p text:style-name="P57"><text:span text:style-name="T94">{</text:span></text:p>
      <text:p text:style-name="P58"><text:span text:style-name="T94">public class Program</text:span></text:p>
      <text:p text:style-name="P58"><text:span text:style-name="T94">{</text:span></text:p>
      <text:p text:style-name="P58"><text:span text:style-name="T94"><text:s text:c="4"/>public static void Main(string[] args)</text:span></text:p>
      <text:p text:style-name="P58"><text:span text:style-name="T94"><text:s text:c="4"/>{</text:span></text:p>
      <text:p text:style-name="P58"><text:span text:style-name="T94"><text:s text:c="8"/>Game.Start();</text:span></text:p>
      <text:p text:style-name="P58"><text:span text:style-name="T94"><text:s text:c="4"/>}</text:span></text:p>
      <text:p text:style-name="P58"><text:span text:style-name="T94">}</text:span></text:p>
      <text:p text:style-name="P59"><text:span text:style-name="T94">}</text:span></text:p>
      <text:p text:style-name="P59"><text:span text:style-name="T94">Game.cs</text:span></text:p>
      <text:p text:style-name="P59"><text:span text:style-name="T94">using System;</text:span></text:p>
      <text:p text:style-name="P59"><text:span text:style-name="T94">using System.IO;</text:span></text:p>
      <text:p text:style-name="P59"><text:span text:style-name="T94"/></text:p>
      <text:p text:style-name="P59"><text:span text:style-name="T94">public class Game</text:span></text:p>
      <text:p text:style-name="P59"><text:span text:style-name="T94">{</text:span></text:p>
      <text:p text:style-name="P59"><text:span text:style-name="T94"><text:s text:c="4"/>private static string newMultiplayer()</text:span></text:p>
      <text:p text:style-name="P59"><text:span text:style-name="T94"><text:s text:c="4"/>{</text:span></text:p>
      <text:p text:style-name="P59"><text:span text:style-name="T94"><text:s text:c="8"/>Console.Clear();</text:span></text:p>
      <text:p text:style-name="P59"><text:span text:style-name="T94"><text:s text:c="8"/>Console.SetCursorPosition(15, 15);</text:span></text:p>
      <text:p text:style-name="P59"><text:span text:style-name="T94"><text:s text:c="8"/>Console.Write("Introduce nombre partida: ");</text:span></text:p>
      <text:p text:style-name="P59"><text:span text:style-name="T94"><text:s text:c="8"/>return Console.ReadLine();</text:span></text:p>
      <text:p text:style-name="P59"><text:span text:style-name="T94"/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private static string reviewMenu()</text:span></text:p>
      <text:p text:style-name="P59"><text:span text:style-name="T94"><text:s text:c="4"/>{</text:span></text:p>
      <text:p text:style-name="P59"><text:span text:style-name="T94"><text:s text:c="8"/>string[] array = Directory.GetFiles("./games", "*-f-*");</text:span></text:p>
      <text:p text:style-name="P59"><text:span text:style-name="T94"><text:s text:c="8"/>Array.Sort(array);</text:span></text:p>
      <text:p text:style-name="P59"><text:span text:style-name="T94"><text:s text:c="8"/>Array.Reverse(array);</text:span></text:p>
      <text:p text:style-name="P59"><text:span text:style-name="T94"><text:s text:c="8"/></text:span></text:p>
      <text:p text:style-name="P59"><text:span text:style-name="T94"><text:s text:c="8"/>int pos = 0;</text:span></text:p>
      <text:p text:style-name="P59"><text:span text:style-name="T94"><text:s text:c="8"/>ConsoleKeyInfo tecla;</text:span></text:p>
      <text:p text:style-name="P59"><text:span text:style-name="T94"><text:s text:c="8"/>while(true)</text:span></text:p>
      <text:p text:style-name="P59"><text:span text:style-name="T94"><text:s text:c="8"/>{</text:span></text:p>
      <text:p text:style-name="P59"><text:span text:style-name="T94"><text:s text:c="12"/>Console.Clear();</text:span></text:p>
      <text:p text:style-name="P59"><text:span text:style-name="T94"/></text:p>
      <text:p text:style-name="P59"><text:span text:style-name="T94"><text:s text:c="12"/>for(int i = 0; i&lt; array.Length; i++)</text:span></text:p>
      <text:p text:style-name="P59"><text:span text:style-name="T94"><text:s text:c="12"/>{</text:span></text:p>
      <text:p text:style-name="P59"><text:span text:style-name="T94"><text:s text:c="16"/>if(i == pos)</text:span></text:p>
      <text:p text:style-name="P59"><text:span text:style-name="T94"><text:s text:c="16"/>{</text:span></text:p>
      <text:p text:style-name="P59"><text:span text:style-name="T94"><text:s text:c="20"/>Console.BackgroundColor = ConsoleColor.White;</text:span></text:p>
      <text:p text:style-name="P59"><text:span text:style-name="T94"><text:s text:c="20"/>Console.ForegroundColor = ConsoleColor.Black;</text:span></text:p>
      <text:p text:style-name="P59"><text:span text:style-name="T94"><text:s text:c="20"/>Console.WriteLine(array[i].Split("-f-")[1].Split(".txt")[0]);</text:span></text:p>
      <text:p text:style-name="P59"><text:span text:style-name="T94"><text:s text:c="20"/>Console.ResetColor();</text:span></text:p>
      <text:p text:style-name="P59"><text:span text:style-name="T94"><text:s text:c="16"/>}</text:span></text:p>
      <text:p text:style-name="P59"><text:span text:style-name="T94"><text:s text:c="16"/>else</text:span></text:p>
      <text:p text:style-name="P59"><text:span text:style-name="T94"><text:s text:c="20"/>Console.WriteLine(array[i].Split("-f-")[1].Split(".txt")[0]);</text:span></text:p>
      <text:p text:style-name="P59"><text:span text:style-name="T94"><text:s text:c="12"/>}</text:span></text:p>
      <text:p text:style-name="P59"><text:span text:style-name="T94"/></text:p>
      <text:p text:style-name="P59"><text:span text:style-name="T94"><text:s text:c="12"/>tecla = Console.ReadKey();</text:span></text:p>
      <text:p text:style-name="P59"><text:span text:style-name="T94"><text:s text:c="12"/>if(tecla.Key == ConsoleKey.UpArrow)</text:span></text:p>
      <text:p text:style-name="P59"><text:span text:style-name="T94"><text:s text:c="12"/>{</text:span></text:p>
      <text:p text:style-name="P59"><text:span text:style-name="T94"><text:s text:c="16"/>if(pos &gt; 0)</text:span></text:p>
      <text:p text:style-name="P59"><text:span text:style-name="T94"><text:s text:c="20"/>pos--;</text:span></text:p>
      <text:p text:style-name="P59"><text:span text:style-name="T94"/></text:p>
      <text:p text:style-name="P59"><text:span text:style-name="T94"><text:s text:c="12"/>}</text:span></text:p>
      <text:p text:style-name="P59"><text:span text:style-name="T94"><text:s text:c="12"/>else if(tecla.Key == ConsoleKey.DownArrow)</text:span></text:p>
      <text:p text:style-name="P59"><text:span text:style-name="T94"><text:s text:c="12"/>{</text:span></text:p>
      <text:p text:style-name="P59"><text:span text:style-name="T94"><text:s text:c="16"/>if(pos &lt; array.Length)</text:span></text:p>
      <text:p text:style-name="P59"><text:span text:style-name="T94"><text:s text:c="20"/>pos++;</text:span></text:p>
      <text:p text:style-name="P59"><text:span text:style-name="T94"><text:s text:c="12"/>}</text:span></text:p>
      <text:p text:style-name="P59"><text:span text:style-name="T94"><text:s text:c="12"/>else if(tecla.Key == ConsoleKey.Enter)</text:span></text:p>
      <text:p text:style-name="P59"><text:span text:style-name="T94"><text:s text:c="12"/>{</text:span></text:p>
      <text:p text:style-name="P59"><text:span text:style-name="T94"><text:s text:c="16"/>return array[pos];</text:span></text:p>
      <text:p text:style-name="P59"><text:span text:style-name="T94"><text:s text:c="12"/>}</text:span></text:p>
      <text:p text:style-name="P59"><text:span text:style-name="T94"><text:s text:c="8"/>}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private static void exit()</text:span></text:p>
      <text:p text:style-name="P59"><text:span text:style-name="T94"><text:s text:c="4"/>{</text:span></text:p>
      <text:p text:style-name="P59"><text:span text:style-name="T94"><text:s text:c="8"/>Console.Clear();</text:span></text:p>
      <text:p text:style-name="P59"><text:span text:style-name="T94"><text:s text:c="8"/>Console.Write("Goodbye...");</text:span></text:p>
      <text:p text:style-name="P59"><text:span text:style-name="T94"><text:s text:c="8"/>Console.ReadKey()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private static void showMenu()</text:span></text:p>
      <text:p text:style-name="P59"><text:span text:style-name="T94"><text:s text:c="4"/>{</text:span></text:p>
      <text:p text:style-name="P59"><text:span text:style-name="T94"><text:s text:c="8"/>Console.Clear();</text:span></text:p>
      <text:p text:style-name="P59"><text:span text:style-name="T94"><text:s text:c="8"/>Console.SetCursorPosition(18, 13);</text:span></text:p>
      <text:p text:style-name="P59"><text:span text:style-name="T94"><text:s text:c="8"/>Console.WriteLine("WELCOME TO TERMINAL CHESS");</text:span></text:p>
      <text:p text:style-name="P59"><text:span text:style-name="T94"><text:s text:c="8"/>Console.WriteLine();</text:span></text:p>
      <text:p text:style-name="P59"><text:span text:style-name="T94"><text:s text:c="8"/>Console.SetCursorPosition(13, 15);</text:span></text:p>
      <text:p text:style-name="P59"><text:span text:style-name="T94"><text:s text:c="8"/>Console.Write("Press 1 for multiplayer 2 for review (E for exit): ")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public static void Start()</text:span></text:p>
      <text:p text:style-name="P59"><text:span text:style-name="T94"><text:s text:c="4"/>{</text:span></text:p>
      <text:p text:style-name="P59"><text:span text:style-name="T94"><text:s text:c="8"/>string input= "";</text:span></text:p>
      <text:p text:style-name="P59"><text:span text:style-name="T94"><text:s text:c="8"/>while(input.ToLower() != "e")</text:span></text:p>
      <text:p text:style-name="P59"><text:span text:style-name="T94"><text:s text:c="8"/>{</text:span></text:p>
      <text:p text:style-name="P59"><text:span text:style-name="T94"><text:s text:c="12"/>showMenu();</text:span></text:p>
      <text:p text:style-name="P59"><text:span text:style-name="T94"><text:s text:c="12"/>input = Console.ReadLine();</text:span></text:p>
      <text:p text:style-name="P59"><text:span text:style-name="T94"><text:s text:c="12"/>switch(input)</text:span></text:p>
      <text:p text:style-name="P59"><text:span text:style-name="T94"><text:s text:c="12"/>{</text:span></text:p>
      <text:p text:style-name="P59"><text:span text:style-name="T94"><text:s text:c="16"/>case "1":</text:span></text:p>
      <text:p text:style-name="P59"><text:span text:style-name="T94"><text:s text:c="20"/></text:span></text:p>
      <text:p text:style-name="P59"><text:span text:style-name="T94"><text:s text:c="20"/>Multiplayer partidaMult = new Multiplayer(newMultiplayer(), "unlimited 1v1");</text:span></text:p>
      <text:p text:style-name="P59"><text:span text:style-name="T94"><text:s text:c="20"/>Console.Clear();</text:span></text:p>
      <text:p text:style-name="P59"><text:span text:style-name="T94"><text:s text:c="20"/>partidaMult.Start();</text:span></text:p>
      <text:p text:style-name="P59"><text:span text:style-name="T94"><text:s text:c="20"/>break;</text:span></text:p>
      <text:p text:style-name="P59"><text:span text:style-name="T94"/></text:p>
      <text:p text:style-name="P59"><text:span text:style-name="T94"><text:s text:c="16"/>case "2":</text:span></text:p>
      <text:p text:style-name="P59"><text:span text:style-name="T94"><text:s text:c="20"/>Review partidaRev = new Review(reviewMenu()); </text:span></text:p>
      <text:p text:style-name="P59"><text:span text:style-name="T94"><text:s text:c="20"/>Console.Clear();</text:span></text:p>
      <text:p text:style-name="P59"><text:span text:style-name="T94"><text:s text:c="20"/>partidaRev.Start();</text:span></text:p>
      <text:p text:style-name="P59"><text:span text:style-name="T94"><text:s text:c="20"/>break;</text:span></text:p>
      <text:p text:style-name="P59"><text:span text:style-name="T94"><text:s text:c="16"/>case "e":</text:span></text:p>
      <text:p text:style-name="P59"><text:span text:style-name="T94"><text:s text:c="16"/>case "E":</text:span></text:p>
      <text:p text:style-name="P59"><text:span text:style-name="T94"><text:s text:c="20"/>exit();</text:span></text:p>
      <text:p text:style-name="P59"><text:span text:style-name="T94"><text:s text:c="20"/>break;</text:span></text:p>
      <text:p text:style-name="P59"><text:span text:style-name="T94"><text:s text:c="16"/>default:</text:span></text:p>
      <text:p text:style-name="P59"><text:span text:style-name="T94"><text:s text:c="20"/>break;</text:span></text:p>
      <text:p text:style-name="P59"><text:span text:style-name="T94"><text:s text:c="12"/>}</text:span></text:p>
      <text:p text:style-name="P59"><text:span text:style-name="T94"><text:s text:c="8"/>}</text:span></text:p>
      <text:p text:style-name="P59"><text:span text:style-name="T94"><text:s text:c="4"/>}</text:span></text:p>
      <text:p text:style-name="P59"><text:span text:style-name="T94">}</text:span></text:p>
      <text:p text:style-name="P59"><text:span text:style-name="T94"/></text:p>
      <text:p text:style-name="P59"><text:span text:style-name="T94">Match.cs</text:span></text:p>
      <text:p text:style-name="P59"><text:span text:style-name="T94">using System;</text:span></text:p>
      <text:p text:style-name="P59"><text:span text:style-name="T94"/></text:p>
      <text:p text:style-name="P59"><text:span text:style-name="T94">public abstract class Match</text:span></text:p>
      <text:p text:style-name="P59"><text:span text:style-name="T94">{</text:span></text:p>
      <text:p text:style-name="P59"><text:span text:style-name="T94"><text:s text:c="4"/>protected string nombre;</text:span></text:p>
      <text:p text:style-name="P59"><text:span text:style-name="T94"><text:s text:c="4"/>protected Board board;</text:span></text:p>
      <text:p text:style-name="P59"><text:span text:style-name="T94"/></text:p>
      <text:p text:style-name="P59"><text:span text:style-name="T94"><text:s text:c="4"/>protected void displayUI(bool error, string turn)</text:span></text:p>
      <text:p text:style-name="P59"><text:span text:style-name="T94"><text:s text:c="4"/>{</text:span></text:p>
      <text:p text:style-name="P59"><text:span text:style-name="T94"><text:s text:c="12"/>Console.Clear();</text:span></text:p>
      <text:p text:style-name="P59"><text:span text:style-name="T94"><text:s text:c="12"/>if(error)</text:span></text:p>
      <text:p text:style-name="P59"><text:span text:style-name="T94"><text:s text:c="12"/>{</text:span></text:p>
      <text:p text:style-name="P59"><text:span text:style-name="T94"><text:s text:c="16"/>Console.SetCursorPosition(40, 10);</text:span></text:p>
      <text:p text:style-name="P59"><text:span text:style-name="T94"><text:s text:c="16"/>Console.ForegroundColor = ConsoleColor.Red;</text:span></text:p>
      <text:p text:style-name="P59"><text:span text:style-name="T94"><text:s text:c="16"/>Console.WriteLine("Ilegal move");</text:span></text:p>
      <text:p text:style-name="P59"><text:span text:style-name="T94"><text:s text:c="16"/>Console.ResetColor();</text:span></text:p>
      <text:p text:style-name="P59"><text:span text:style-name="T94"><text:s text:c="12"/>}</text:span></text:p>
      <text:p text:style-name="P59"><text:span text:style-name="T94"/></text:p>
      <text:p text:style-name="P59"><text:span text:style-name="T94"><text:s text:c="12"/>Console.SetCursorPosition(40, 2);</text:span></text:p>
      <text:p text:style-name="P59"><text:span text:style-name="T94"><text:s text:c="12"/>Console.WriteLine(turn.ToUpper()+" TO MOVE");</text:span></text:p>
      <text:p text:style-name="P59"><text:span text:style-name="T94"/></text:p>
      <text:p text:style-name="P59"><text:span text:style-name="T94"><text:s text:c="12"/>Console.SetCursorPosition(40, 5);</text:span></text:p>
      <text:p text:style-name="P59"><text:span text:style-name="T94"><text:s text:c="12"/>Console.WriteLine($"PUNTOS : blancas = {board.GetPoints()["white"]} | negras = {board.GetPoints()["black"]}");</text:span></text:p>
      <text:p text:style-name="P59"><text:span text:style-name="T94"/></text:p>
      <text:p text:style-name="P59"><text:span text:style-name="T94"><text:s text:c="12"/>Console.SetCursorPosition(0, 0);</text:span></text:p>
      <text:p text:style-name="P59"><text:span text:style-name="T94"><text:s text:c="12"/>board.Draw()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protected void handleMovement(string input, ref bool error, ref string turn)</text:span></text:p>
      <text:p text:style-name="P59"><text:span text:style-name="T94"><text:s text:c="4"/>{</text:span></text:p>
      <text:p text:style-name="P59"><text:span text:style-name="T94"><text:s text:c="8"/>string[] move = input.Split(" ");</text:span></text:p>
      <text:p text:style-name="P59"><text:span text:style-name="T94"><text:s text:c="8"/>bool capture = false;</text:span></text:p>
      <text:p text:style-name="P59"><text:span text:style-name="T94"/></text:p>
      <text:p text:style-name="P59"><text:span text:style-name="T94"><text:s text:c="8"/>if(move.Length == 1) // Casteling 0-0 0-0-0</text:span></text:p>
      <text:p text:style-name="P59"><text:span text:style-name="T94"><text:s text:c="8"/>{</text:span></text:p>
      <text:p text:style-name="P59"><text:span text:style-name="T94"><text:s text:c="12"/>if(move[0] == "0-0")</text:span></text:p>
      <text:p text:style-name="P59"><text:span text:style-name="T94"><text:s text:c="16"/>error = !board.Castle("king", turn);</text:span></text:p>
      <text:p text:style-name="P59"><text:span text:style-name="T94"><text:s text:c="12"/>else if(move[0] == "0-0-0")</text:span></text:p>
      <text:p text:style-name="P59"><text:span text:style-name="T94"><text:s text:c="16"/>error = !board.Castle("queen", turn);</text:span></text:p>
      <text:p text:style-name="P59"><text:span text:style-name="T94"><text:s text:c="12"/>else</text:span></text:p>
      <text:p text:style-name="P59"><text:span text:style-name="T94"><text:s text:c="16"/>error = true;</text:span></text:p>
      <text:p text:style-name="P59"><text:span text:style-name="T94"><text:s text:c="8"/>}</text:span></text:p>
      <text:p text:style-name="P59"><text:span text:style-name="T94"/></text:p>
      <text:p text:style-name="P59"><text:span text:style-name="T94"><text:s text:c="8"/>else</text:span></text:p>
      <text:p text:style-name="P59"><text:span text:style-name="T94"><text:s text:c="8"/>{</text:span></text:p>
      <text:p text:style-name="P59"><text:span text:style-name="T94"><text:s text:c="12"/>if(input.Split("x").Length == 2)</text:span></text:p>
      <text:p text:style-name="P59"><text:span text:style-name="T94"><text:s text:c="12"/>{</text:span></text:p>
      <text:p text:style-name="P59"><text:span text:style-name="T94"><text:s text:c="16"/>capture = true;</text:span></text:p>
      <text:p text:style-name="P59"><text:span text:style-name="T94"><text:s text:c="12"/>}</text:span></text:p>
      <text:p text:style-name="P59"><text:span text:style-name="T94"/></text:p>
      <text:p text:style-name="P59"><text:span text:style-name="T94"><text:s text:c="12"/>//try</text:span></text:p>
      <text:p text:style-name="P59"><text:span text:style-name="T94"><text:s text:c="12"/>//{</text:span></text:p>
      <text:p text:style-name="P59"><text:span text:style-name="T94"><text:s text:c="16"/>int[] pos1 = {Convert.ToInt32(move[0].Substring(1)) - 1, Convert.ToInt32(Convert.ToChar(move[0].Substring(0,1)) - 'a')};</text:span></text:p>
      <text:p text:style-name="P59"><text:span text:style-name="T94"><text:s text:c="16"/>int[] pos2 = {Convert.ToInt32(move[move.Length - 1].Substring(1)) - 1, Convert.ToInt32(Convert.ToChar(move[move.Length - 1].Substring(0,1)) - 'a')};</text:span></text:p>
      <text:p text:style-name="P59"><text:span text:style-name="T94"><text:s text:c="16"/>error = !board.Move(pos1, pos2, capture, turn);</text:span></text:p>
      <text:p text:style-name="P59"><text:span text:style-name="T94"><text:s text:c="12"/>//}</text:span></text:p>
      <text:p text:style-name="P59"><text:span text:style-name="T94"><text:s text:c="12"/>//catch</text:span></text:p>
      <text:p text:style-name="P59"><text:span text:style-name="T94"><text:s text:c="12"/>//{</text:span></text:p>
      <text:p text:style-name="P59"><text:span text:style-name="T94"><text:s text:c="16"/>//error = true;</text:span></text:p>
      <text:p text:style-name="P59"><text:span text:style-name="T94"><text:s text:c="12"/>//}</text:span></text:p>
      <text:p text:style-name="P59"><text:span text:style-name="T94"/></text:p>
      <text:p text:style-name="P59"><text:span text:style-name="T94"><text:s text:c="8"/>}</text:span></text:p>
      <text:p text:style-name="P59"><text:span text:style-name="T94"/></text:p>
      <text:p text:style-name="P59"><text:span text:style-name="T94"><text:s text:c="8"/>if(!error)</text:span></text:p>
      <text:p text:style-name="P59"><text:span text:style-name="T94"><text:s text:c="8"/>{</text:span></text:p>
      <text:p text:style-name="P59"><text:span text:style-name="T94"><text:s text:c="12"/>if(turn == "white")</text:span></text:p>
      <text:p text:style-name="P59"><text:span text:style-name="T94"><text:s text:c="12"/>{</text:span></text:p>
      <text:p text:style-name="P59"><text:span text:style-name="T94"><text:s text:c="16"/>turn = "black";</text:span></text:p>
      <text:p text:style-name="P59"><text:span text:style-name="T94"><text:s text:c="12"/>}</text:span></text:p>
      <text:p text:style-name="P59"><text:span text:style-name="T94"><text:s text:c="12"/>else </text:span></text:p>
      <text:p text:style-name="P59"><text:span text:style-name="T94"><text:s text:c="12"/>{</text:span></text:p>
      <text:p text:style-name="P59"><text:span text:style-name="T94"><text:s text:c="16"/>turn = "white";</text:span></text:p>
      <text:p text:style-name="P59"><text:span text:style-name="T94"><text:s text:c="12"/>}</text:span></text:p>
      <text:p text:style-name="P59"><text:span text:style-name="T94"><text:s text:c="8"/>}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public abstract void Start();</text:span></text:p>
      <text:p text:style-name="P59"><text:span text:style-name="T94">}</text:span></text:p>
      <text:p text:style-name="P59"><text:span text:style-name="T94"/></text:p>
      <text:p text:style-name="P59"><text:span text:style-name="T94">Multiplayer.cs</text:span></text:p>
      <text:p text:style-name="P59"><text:span text:style-name="T94">using System;</text:span></text:p>
      <text:p text:style-name="P59"><text:span text:style-name="T94">using System.IO;</text:span></text:p>
      <text:p text:style-name="P59"><text:span text:style-name="T94"/></text:p>
      <text:p text:style-name="P59"><text:span text:style-name="T94">public class Multiplayer:Match</text:span></text:p>
      <text:p text:style-name="P59"><text:span text:style-name="T94">{</text:span></text:p>
      <text:p text:style-name="P59"><text:span text:style-name="T94"><text:s text:c="4"/>private DateTime fecha;</text:span></text:p>
      <text:p text:style-name="P59"><text:span text:style-name="T94"><text:s text:c="4"/>private string tipo;</text:span></text:p>
      <text:p text:style-name="P59"><text:span text:style-name="T94"/></text:p>
      <text:p text:style-name="P59"><text:span text:style-name="T94"><text:s text:c="4"/>public Multiplayer(string nombre, string tipo)</text:span></text:p>
      <text:p text:style-name="P59"><text:span text:style-name="T94"><text:s text:c="4"/>{</text:span></text:p>
      <text:p text:style-name="P59"><text:span text:style-name="T94"><text:s text:c="8"/>this.nombre = nombre;</text:span></text:p>
      <text:p text:style-name="P59"><text:span text:style-name="T94"><text:s text:c="8"/>this.tipo = tipo;</text:span></text:p>
      <text:p text:style-name="P59"><text:span text:style-name="T94"><text:s text:c="8"/>this.fecha = DateTime.Now;</text:span></text:p>
      <text:p text:style-name="P59"><text:span text:style-name="T94"><text:s text:c="8"/>this.board = new Board()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override public void Start()</text:span></text:p>
      <text:p text:style-name="P59"><text:span text:style-name="T94"><text:s text:c="4"/>{</text:span></text:p>
      <text:p text:style-name="P59"><text:span text:style-name="T94"><text:s text:c="8"/>if(!Directory.Exists("./games/"))</text:span></text:p>
      <text:p text:style-name="P59"><text:span text:style-name="T94"><text:s text:c="12"/>Directory.CreateDirectory("./games/");</text:span></text:p>
      <text:p text:style-name="P59"><text:span text:style-name="T94"/></text:p>
      <text:p text:style-name="P59"><text:span text:style-name="T94"><text:s text:c="8"/>StreamWriter fileW = new StreamWriter("games/" + fecha.ToString("yyyyMMdd-hhmmss") + "-f-" + nombre+".txt");</text:span></text:p>
      <text:p text:style-name="P59"><text:span text:style-name="T94"><text:s text:c="8"/>fileW.WriteLine(nombre);</text:span></text:p>
      <text:p text:style-name="P59"><text:span text:style-name="T94"><text:s text:c="8"/>fileW.WriteLine(fecha);</text:span></text:p>
      <text:p text:style-name="P59"><text:span text:style-name="T94"><text:s text:c="8"/>fileW.WriteLine(tipo);</text:span></text:p>
      <text:p text:style-name="P59"><text:span text:style-name="T94"/></text:p>
      <text:p text:style-name="P59"><text:span text:style-name="T94"/></text:p>
      <text:p text:style-name="P59"><text:span text:style-name="T94"><text:s text:c="8"/>string turn = "white";</text:span></text:p>
      <text:p text:style-name="P59"><text:span text:style-name="T94"><text:s text:c="8"/>bool error = false;</text:span></text:p>
      <text:p text:style-name="P59"><text:span text:style-name="T94"><text:s text:c="8"/>string input = "";</text:span></text:p>
      <text:p text:style-name="P59"><text:span text:style-name="T94"><text:s text:c="8"/>while(input != "ff")</text:span></text:p>
      <text:p text:style-name="P59"><text:span text:style-name="T94"><text:s text:c="8"/>{</text:span></text:p>
      <text:p text:style-name="P59"><text:span text:style-name="T94"><text:s text:c="12"/>displayUI(error, turn);</text:span></text:p>
      <text:p text:style-name="P59"><text:span text:style-name="T94"/></text:p>
      <text:p text:style-name="P59"><text:span text:style-name="T94"><text:s text:c="12"/>Console.SetCursorPosition(40, 15);</text:span></text:p>
      <text:p text:style-name="P59"><text:span text:style-name="T94"><text:s text:c="12"/>Console.Write("Enter move(y,x y,x (x for capture)): " );</text:span></text:p>
      <text:p text:style-name="P59"><text:span text:style-name="T94"><text:s text:c="12"/>input = Console.ReadLine();</text:span></text:p>
      <text:p text:style-name="P59"><text:span text:style-name="T94"/></text:p>
      <text:p text:style-name="P59"><text:span text:style-name="T94"><text:s text:c="12"/>handleMovement(input, ref error, ref turn);</text:span></text:p>
      <text:p text:style-name="P59"><text:span text:style-name="T94"/></text:p>
      <text:p text:style-name="P59"><text:span text:style-name="T94"><text:s text:c="12"/>if(!error)</text:span></text:p>
      <text:p text:style-name="P59"><text:span text:style-name="T94"><text:s text:c="12"/>{</text:span></text:p>
      <text:p text:style-name="P59"><text:span text:style-name="T94"><text:s text:c="16"/>try</text:span></text:p>
      <text:p text:style-name="P59"><text:span text:style-name="T94"><text:s text:c="16"/>{</text:span></text:p>
      <text:p text:style-name="P59"><text:span text:style-name="T94"><text:s text:c="20"/>fileW.WriteLine(input);</text:span></text:p>
      <text:p text:style-name="P59"><text:span text:style-name="T94"><text:s text:c="16"/>}</text:span></text:p>
      <text:p text:style-name="P59"><text:span text:style-name="T94"><text:s text:c="16"/>catch(IOException)</text:span></text:p>
      <text:p text:style-name="P59"><text:span text:style-name="T94"><text:s text:c="16"/>{</text:span></text:p>
      <text:p text:style-name="P59"><text:span text:style-name="T94"><text:s text:c="16"/>}</text:span></text:p>
      <text:p text:style-name="P59"><text:span text:style-name="T94"><text:s text:c="12"/>}</text:span></text:p>
      <text:p text:style-name="P59"><text:span text:style-name="T94"><text:s text:c="8"/>}</text:span></text:p>
      <text:p text:style-name="P59"><text:span text:style-name="T94"/></text:p>
      <text:p text:style-name="P59"><text:span text:style-name="T94"><text:s text:c="8"/>fileW.Close(); </text:span></text:p>
      <text:p text:style-name="P59"><text:span text:style-name="T94"><text:s text:c="4"/>}</text:span></text:p>
      <text:p text:style-name="P59"><text:span text:style-name="T94">}</text:span></text:p>
      <text:p text:style-name="P59"><text:span text:style-name="T94"/></text:p>
      <text:p text:style-name="P59"><text:span text:style-name="T94">Review.cs</text:span></text:p>
      <text:p text:style-name="P59"><text:span text:style-name="T94">using System;</text:span></text:p>
      <text:p text:style-name="P59"><text:span text:style-name="T94">using System.IO;</text:span></text:p>
      <text:p text:style-name="P59"><text:span text:style-name="T94"/></text:p>
      <text:p text:style-name="P59"><text:span text:style-name="T94">public class Review:Match</text:span></text:p>
      <text:p text:style-name="P59"><text:span text:style-name="T94">{</text:span></text:p>
      <text:p text:style-name="P59"><text:span text:style-name="T94"><text:s text:c="4"/>public Review(string nombre)</text:span></text:p>
      <text:p text:style-name="P59"><text:span text:style-name="T94"><text:s text:c="4"/>{</text:span></text:p>
      <text:p text:style-name="P59"><text:span text:style-name="T94"><text:s text:c="8"/>this.nombre = nombre;</text:span></text:p>
      <text:p text:style-name="P59"><text:span text:style-name="T94"><text:s text:c="8"/>board = new Board()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override public void Start()</text:span></text:p>
      <text:p text:style-name="P59"><text:span text:style-name="T94"><text:s text:c="4"/>{</text:span></text:p>
      <text:p text:style-name="P59"><text:span text:style-name="T94"/></text:p>
      <text:p text:style-name="P59"><text:span text:style-name="T94"><text:s text:c="8"/>string[] filas= File.ReadAllLines(nombre);</text:span></text:p>
      <text:p text:style-name="P59"><text:span text:style-name="T94"/></text:p>
      <text:p text:style-name="P59"><text:span text:style-name="T94"><text:s text:c="8"/>string turn = "white";</text:span></text:p>
      <text:p text:style-name="P59"><text:span text:style-name="T94"><text:s text:c="8"/>bool error = false;</text:span></text:p>
      <text:p text:style-name="P59"><text:span text:style-name="T94"><text:s text:c="8"/>for(int i = 3; i&lt; filas.Length; i++)</text:span></text:p>
      <text:p text:style-name="P59"><text:span text:style-name="T94"><text:s text:c="8"/>{</text:span></text:p>
      <text:p text:style-name="P59"><text:span text:style-name="T94"><text:s text:c="12"/>displayUI(error, turn);</text:span></text:p>
      <text:p text:style-name="P59"><text:span text:style-name="T94"/></text:p>
      <text:p text:style-name="P59"><text:span text:style-name="T94"><text:s text:c="12"/>Console.SetCursorPosition(40, 15);</text:span></text:p>
      <text:p text:style-name="P59"><text:span text:style-name="T94"><text:s text:c="12"/>Console.Write("Press for next move...");</text:span></text:p>
      <text:p text:style-name="P59"><text:span text:style-name="T94"><text:s text:c="12"/>Console.ReadKey();</text:span></text:p>
      <text:p text:style-name="P59"><text:span text:style-name="T94"/></text:p>
      <text:p text:style-name="P59"><text:span text:style-name="T94"><text:s text:c="12"/>string move = filas[i];</text:span></text:p>
      <text:p text:style-name="P59"><text:span text:style-name="T94"><text:s text:c="12"/>handleMovement(move, ref error , ref turn);</text:span></text:p>
      <text:p text:style-name="P59"><text:span text:style-name="T94"><text:s text:c="8"/>}</text:span></text:p>
      <text:p text:style-name="P59"><text:span text:style-name="T94"><text:s text:c="8"/>displayUI(error, turn);</text:span></text:p>
      <text:p text:style-name="P59"><text:span text:style-name="T94"/></text:p>
      <text:p text:style-name="P59"><text:span text:style-name="T94"><text:s text:c="8"/>Console.SetCursorPosition(40, 15);</text:span></text:p>
      <text:p text:style-name="P59"><text:span text:style-name="T94"><text:s text:c="8"/>Console.Write("Press enter to exit...");</text:span></text:p>
      <text:p text:style-name="P59"><text:span text:style-name="T94"><text:s text:c="8"/>Console.ReadKey();</text:span></text:p>
      <text:p text:style-name="P59"><text:span text:style-name="T94"><text:s text:c="4"/>}</text:span></text:p>
      <text:p text:style-name="P59"><text:span text:style-name="T94">}</text:span></text:p>
      <text:p text:style-name="P59"><text:span text:style-name="T94"/></text:p>
      <text:p text:style-name="P59"><text:span text:style-name="T94">Board.cs</text:span></text:p>
      <text:p text:style-name="P59"><text:span text:style-name="T94">using System;</text:span></text:p>
      <text:p text:style-name="P59"><text:span text:style-name="T94">using System.Collections.Generic;</text:span></text:p>
      <text:p text:style-name="P59"><text:span text:style-name="T94">public class Board</text:span></text:p>
      <text:p text:style-name="P59"><text:span text:style-name="T94">{</text:span></text:p>
      <text:p text:style-name="P59"><text:span text:style-name="T94"><text:s text:c="4"/>private Piece[,] map;</text:span></text:p>
      <text:p text:style-name="P59"><text:span text:style-name="T94"><text:s text:c="4"/>private Piece[] whitePieces;</text:span></text:p>
      <text:p text:style-name="P59"><text:span text:style-name="T94"><text:s text:c="4"/>private Piece[] blackPieces;</text:span></text:p>
      <text:p text:style-name="P59"><text:span text:style-name="T94"><text:s text:c="4"/>private Dictionary&lt;string, int[]&gt; kingPos;</text:span></text:p>
      <text:p text:style-name="P59"><text:span text:style-name="T94"><text:s text:c="4"/>protected Dictionary&lt;string, int&gt; points;</text:span></text:p>
      <text:p text:style-name="P59"><text:span text:style-name="T94"/></text:p>
      <text:p text:style-name="P59"><text:span text:style-name="T94"><text:s text:c="4"/>public Board()</text:span></text:p>
      <text:p text:style-name="P59"><text:span text:style-name="T94"><text:s text:c="4"/>{</text:span></text:p>
      <text:p text:style-name="P59"><text:span text:style-name="T94"><text:s text:c="8"/>map = new Piece[8,8];</text:span></text:p>
      <text:p text:style-name="P59"><text:span text:style-name="T94"><text:s text:c="8"/>whitePieces = new Piece[16];</text:span></text:p>
      <text:p text:style-name="P59"><text:span text:style-name="T94"><text:s text:c="8"/>blackPieces = new Piece[16];</text:span></text:p>
      <text:p text:style-name="P59"><text:span text:style-name="T94"><text:s text:c="8"/>points = new Dictionary&lt;string, int&gt;()</text:span></text:p>
      <text:p text:style-name="P59"><text:span text:style-name="T94"><text:s text:c="8"/>{</text:span></text:p>
      <text:p text:style-name="P59"><text:span text:style-name="T94"><text:s text:c="12"/>["white"] = 0,</text:span></text:p>
      <text:p text:style-name="P59"><text:span text:style-name="T94"><text:s text:c="12"/>["black"] = 0</text:span></text:p>
      <text:p text:style-name="P59"><text:span text:style-name="T94"/></text:p>
      <text:p text:style-name="P59"><text:span text:style-name="T94"><text:s text:c="8"/>};</text:span></text:p>
      <text:p text:style-name="P59"><text:span text:style-name="T94"/></text:p>
      <text:p text:style-name="P59"><text:span text:style-name="T94"><text:s text:c="8"/>createPieces();</text:span></text:p>
      <text:p text:style-name="P59"><text:span text:style-name="T94"/></text:p>
      <text:p text:style-name="P59"><text:span text:style-name="T94"><text:s text:c="8"/>fillBoard();</text:span></text:p>
      <text:p text:style-name="P59"><text:span text:style-name="T94"/></text:p>
      <text:p text:style-name="P59"><text:span text:style-name="T94"><text:s text:c="8"/>kingPos = new Dictionary&lt;string, int[]&gt;(){</text:span></text:p>
      <text:p text:style-name="P59"><text:span text:style-name="T94"><text:s text:c="12"/>["white"] = new int[2]{0, 4},</text:span></text:p>
      <text:p text:style-name="P59"><text:span text:style-name="T94"><text:s text:c="12"/>["black"] = new int[2]{7, 4},</text:span></text:p>
      <text:p text:style-name="P59"><text:span text:style-name="T94"><text:s text:c="8"/>};</text:span></text:p>
      <text:p text:style-name="P59"><text:span text:style-name="T94"><text:s text:c="4"/>}</text:span></text:p>
      <text:p text:style-name="P59"><text:span text:style-name="T94"><text:s text:c="4"/></text:span></text:p>
      <text:p text:style-name="P59"><text:span text:style-name="T94"><text:s text:c="4"/>public Dictionary&lt;string, int&gt; GetPoints()</text:span></text:p>
      <text:p text:style-name="P59"><text:span text:style-name="T94"><text:s text:c="4"/>{</text:span></text:p>
      <text:p text:style-name="P59"><text:span text:style-name="T94"><text:s text:c="8"/>return points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private void createPieces()</text:span></text:p>
      <text:p text:style-name="P59"><text:span text:style-name="T94"><text:s text:c="4"/>{</text:span></text:p>
      <text:p text:style-name="P59"><text:span text:style-name="T94"><text:s text:c="8"/>whitePieces[0] = new Rook("white");</text:span></text:p>
      <text:p text:style-name="P59"><text:span text:style-name="T94"><text:s text:c="8"/>whitePieces[1] = new Knight("white");</text:span></text:p>
      <text:p text:style-name="P59"><text:span text:style-name="T94"><text:s text:c="8"/>whitePieces[2] = new Bishop("white");</text:span></text:p>
      <text:p text:style-name="P59"><text:span text:style-name="T94"><text:s text:c="8"/>whitePieces[3] = new Queen("white");</text:span></text:p>
      <text:p text:style-name="P59"><text:span text:style-name="T94"><text:s text:c="8"/>whitePieces[4] = new King("white");</text:span></text:p>
      <text:p text:style-name="P59"><text:span text:style-name="T94"><text:s text:c="8"/>whitePieces[5] = new Bishop("white");</text:span></text:p>
      <text:p text:style-name="P59"><text:span text:style-name="T94"><text:s text:c="8"/>whitePieces[6] = new Knight("white");</text:span></text:p>
      <text:p text:style-name="P59"><text:span text:style-name="T94"><text:s text:c="8"/>whitePieces[7] = new Rook("white");</text:span></text:p>
      <text:p text:style-name="P59"><text:span text:style-name="T94"><text:s text:c="8"/></text:span></text:p>
      <text:p text:style-name="P59"><text:span text:style-name="T94"><text:s text:c="8"/>blackPieces[0] = new Rook("black");</text:span></text:p>
      <text:p text:style-name="P59"><text:span text:style-name="T94"><text:s text:c="8"/>blackPieces[1] = new Knight("black");</text:span></text:p>
      <text:p text:style-name="P59"><text:span text:style-name="T94"><text:s text:c="8"/>blackPieces[2] = new Bishop("black");</text:span></text:p>
      <text:p text:style-name="P59"><text:span text:style-name="T94"><text:s text:c="8"/>blackPieces[3] = new Queen("black");</text:span></text:p>
      <text:p text:style-name="P59"><text:span text:style-name="T94"><text:s text:c="8"/>blackPieces[4] = new King("black");</text:span></text:p>
      <text:p text:style-name="P59"><text:span text:style-name="T94"><text:s text:c="8"/>blackPieces[5] = new Bishop("black");</text:span></text:p>
      <text:p text:style-name="P59"><text:span text:style-name="T94"><text:s text:c="8"/>blackPieces[6] = new Knight("black");</text:span></text:p>
      <text:p text:style-name="P59"><text:span text:style-name="T94"><text:s text:c="8"/>blackPieces[7] = new Rook("black");</text:span></text:p>
      <text:p text:style-name="P59"><text:span text:style-name="T94"/></text:p>
      <text:p text:style-name="P59"><text:span text:style-name="T94"><text:s text:c="8"/>for(int j = 8; j&lt;16; j++)</text:span></text:p>
      <text:p text:style-name="P59"><text:span text:style-name="T94"><text:s text:c="8"/>{</text:span></text:p>
      <text:p text:style-name="P59"><text:span text:style-name="T94"><text:s text:c="12"/>whitePieces[j] = new Pawn("white");</text:span></text:p>
      <text:p text:style-name="P59"><text:span text:style-name="T94"><text:s text:c="12"/>blackPieces[j] = new Pawn("black");</text:span></text:p>
      <text:p text:style-name="P59"><text:span text:style-name="T94"><text:s text:c="8"/>}</text:span></text:p>
      <text:p text:style-name="P59"><text:span text:style-name="T94"/></text:p>
      <text:p text:style-name="P59"><text:span text:style-name="T94"><text:s text:c="4"/>}</text:span></text:p>
      <text:p text:style-name="P59"><text:span text:style-name="T94"><text:s text:c="4"/>private void fillBoard()</text:span></text:p>
      <text:p text:style-name="P59"><text:span text:style-name="T94"><text:s text:c="4"/>{</text:span></text:p>
      <text:p text:style-name="P59"><text:span text:style-name="T94"><text:s text:c="8"/>for(int j = 0; j&lt;8; j++)</text:span></text:p>
      <text:p text:style-name="P59"><text:span text:style-name="T94"><text:s text:c="8"/>{</text:span></text:p>
      <text:p text:style-name="P59"><text:span text:style-name="T94"><text:s text:c="12"/>map[0,j] = whitePieces[j];</text:span></text:p>
      <text:p text:style-name="P59"><text:span text:style-name="T94"><text:s text:c="12"/>map[7,j] = blackPieces[j];</text:span></text:p>
      <text:p text:style-name="P59"><text:span text:style-name="T94"><text:s text:c="8"/>}</text:span></text:p>
      <text:p text:style-name="P59"><text:span text:style-name="T94"><text:s text:c="8"/>for(int j = 0; j&lt;8; j++)</text:span></text:p>
      <text:p text:style-name="P59"><text:span text:style-name="T94"><text:s text:c="8"/>{</text:span></text:p>
      <text:p text:style-name="P59"><text:span text:style-name="T94"><text:s text:c="12"/>map[1,j] = whitePieces[j+8];</text:span></text:p>
      <text:p text:style-name="P59"><text:span text:style-name="T94"><text:s text:c="12"/>map[6,j] = blackPieces[j+8];</text:span></text:p>
      <text:p text:style-name="P59"><text:span text:style-name="T94"><text:s text:c="8"/>}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private bool checkChecks(string color) // se puede optimizar con WHILE</text:span></text:p>
      <text:p text:style-name="P59"><text:span text:style-name="T94"><text:s text:c="4"/>{</text:span></text:p>
      <text:p text:style-name="P59"><text:span text:style-name="T94"><text:s text:c="8"/>bool check = false;</text:span></text:p>
      <text:p text:style-name="P59"><text:span text:style-name="T94"><text:s text:c="8"/>for(int i = 0; i &lt; 8; i++)</text:span></text:p>
      <text:p text:style-name="P59"><text:span text:style-name="T94"><text:s text:c="8"/>{</text:span></text:p>
      <text:p text:style-name="P59"><text:span text:style-name="T94"><text:s text:c="12"/>for(int j = 0; j &lt; 8; j++)</text:span></text:p>
      <text:p text:style-name="P59"><text:span text:style-name="T94"><text:s text:c="12"/>{</text:span></text:p>
      <text:p text:style-name="P59"><text:span text:style-name="T94"><text:s text:c="16"/>if(map[i, j] is Piece &amp;&amp; map[i, j].GetColor() != color)</text:span></text:p>
      <text:p text:style-name="P59"><text:span text:style-name="T94"><text:s text:c="16"/>{</text:span></text:p>
      <text:p text:style-name="P59"><text:span text:style-name="T94"><text:s text:c="20"/>if(check == false)</text:span></text:p>
      <text:p text:style-name="P59"><text:span text:style-name="T94"><text:s text:c="24"/>check = map[i, j].CheckMove(new int[2]{i, j}, kingPos[color], true, map);</text:span></text:p>
      <text:p text:style-name="P59"><text:span text:style-name="T94"><text:s text:c="16"/>}</text:span></text:p>
      <text:p text:style-name="P59"><text:span text:style-name="T94"><text:s text:c="12"/>}</text:span></text:p>
      <text:p text:style-name="P59"><text:span text:style-name="T94"><text:s text:c="8"/>}</text:span></text:p>
      <text:p text:style-name="P59"><text:span text:style-name="T94"/></text:p>
      <text:p text:style-name="P59"><text:span text:style-name="T94"><text:s text:c="8"/>return check;</text:span></text:p>
      <text:p text:style-name="P59"><text:span text:style-name="T94"><text:s text:c="8"/>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public bool Move(int[] pos1, int[] pos2, bool capture, string color)</text:span></text:p>
      <text:p text:style-name="P59"><text:span text:style-name="T94"><text:s text:c="4"/>{</text:span></text:p>
      <text:p text:style-name="P59"><text:span text:style-name="T94"><text:s text:c="8"/>//Check if the square is void or if the color of the piece is correct</text:span></text:p>
      <text:p text:style-name="P59"><text:span text:style-name="T94"><text:s text:c="8"/>if(map[pos1[0], pos1[1]] is null || map[pos1[0], pos1[1]].GetColor() != color || (capture &amp;&amp; map[pos2[0], pos2[1]] is null )) </text:span></text:p>
      <text:p text:style-name="P59"><text:span text:style-name="T94"><text:s text:c="12"/>return false;</text:span></text:p>
      <text:p text:style-name="P59"><text:span text:style-name="T94"><text:s text:c="8"/>else </text:span></text:p>
      <text:p text:style-name="P59"><text:span text:style-name="T94"><text:s text:c="8"/>{</text:span></text:p>
      <text:p text:style-name="P59"><text:span text:style-name="T94"><text:s text:c="12"/>//Check if the piece can move there</text:span></text:p>
      <text:p text:style-name="P59"><text:span text:style-name="T94"><text:s text:c="12"/>if(map[pos1[0], pos1[1]].CheckMove(pos1, pos2, capture, map)) </text:span></text:p>
      <text:p text:style-name="P59"><text:span text:style-name="T94"><text:s text:c="12"/>{</text:span></text:p>
      <text:p text:style-name="P59"><text:span text:style-name="T94"><text:s text:c="16"/>Piece piece1 = map[pos1[0], pos1[1]];</text:span></text:p>
      <text:p text:style-name="P59"><text:span text:style-name="T94"><text:s text:c="16"/>Piece piece2 = map[pos2[0], pos2[1]];</text:span></text:p>
      <text:p text:style-name="P59"><text:span text:style-name="T94"/></text:p>
      <text:p text:style-name="P59"><text:span text:style-name="T94"><text:s text:c="16"/>//If it's a king store the position</text:span></text:p>
      <text:p text:style-name="P59"><text:span text:style-name="T94"><text:s text:c="16"/>if(piece1 is King)</text:span></text:p>
      <text:p text:style-name="P59"><text:span text:style-name="T94"><text:s text:c="16"/>{</text:span></text:p>
      <text:p text:style-name="P59"><text:span text:style-name="T94"><text:s text:c="20"/>kingPos[color] = pos2;</text:span></text:p>
      <text:p text:style-name="P59"><text:span text:style-name="T94"><text:s text:c="16"/>}</text:span></text:p>
      <text:p text:style-name="P59"><text:span text:style-name="T94"/></text:p>
      <text:p text:style-name="P59"><text:span text:style-name="T94"><text:s text:c="16"/>map[pos2[0], pos2[1]] = piece1;</text:span></text:p>
      <text:p text:style-name="P59"><text:span text:style-name="T94"><text:s text:c="16"/>map[pos1[0], pos1[1]] = null;</text:span></text:p>
      <text:p text:style-name="P59"><text:span text:style-name="T94"/></text:p>
      <text:p text:style-name="P59"><text:span text:style-name="T94"><text:s text:c="16"/>// check if there are checks to your king, if illegal, restore the position</text:span></text:p>
      <text:p text:style-name="P59"><text:span text:style-name="T94"><text:s text:c="16"/>if(checkChecks(color))</text:span></text:p>
      <text:p text:style-name="P59"><text:span text:style-name="T94"><text:s text:c="16"/>{</text:span></text:p>
      <text:p text:style-name="P59"><text:span text:style-name="T94"><text:s text:c="20"/>map[pos1[0], pos1[1]] = piece1;</text:span></text:p>
      <text:p text:style-name="P59"><text:span text:style-name="T94"><text:s text:c="20"/>map[pos2[0], pos2[1]] = piece2;</text:span></text:p>
      <text:p text:style-name="P59"><text:span text:style-name="T94"><text:s text:c="20"/></text:span></text:p>
      <text:p text:style-name="P59"><text:span text:style-name="T94"><text:s text:c="20"/>if(piece1 is King)</text:span></text:p>
      <text:p text:style-name="P59"><text:span text:style-name="T94"><text:s text:c="20"/>{</text:span></text:p>
      <text:p text:style-name="P59"><text:span text:style-name="T94"><text:s text:c="24"/>kingPos[color] = pos2;</text:span></text:p>
      <text:p text:style-name="P59"><text:span text:style-name="T94"><text:s text:c="20"/>}</text:span></text:p>
      <text:p text:style-name="P59"><text:span text:style-name="T94"/></text:p>
      <text:p text:style-name="P59"><text:span text:style-name="T94"><text:s text:c="20"/>return false;</text:span></text:p>
      <text:p text:style-name="P59"><text:span text:style-name="T94"><text:s text:c="16"/>}</text:span></text:p>
      <text:p text:style-name="P59"><text:span text:style-name="T94"><text:s text:c="16"/>else</text:span></text:p>
      <text:p text:style-name="P59"><text:span text:style-name="T94"><text:s text:c="16"/>{</text:span></text:p>
      <text:p text:style-name="P59"><text:span text:style-name="T94"><text:s text:c="20"/>if(capture)</text:span></text:p>
      <text:p text:style-name="P59"><text:span text:style-name="T94"><text:s text:c="24"/>points[color]+= piece2.GetPoints();</text:span></text:p>
      <text:p text:style-name="P59"><text:span text:style-name="T94"><text:s text:c="20"/>return true;</text:span></text:p>
      <text:p text:style-name="P59"><text:span text:style-name="T94"><text:s text:c="16"/>}</text:span></text:p>
      <text:p text:style-name="P59"><text:span text:style-name="T94"><text:s text:c="12"/>}</text:span></text:p>
      <text:p text:style-name="P59"><text:span text:style-name="T94"><text:s text:c="12"/>else</text:span></text:p>
      <text:p text:style-name="P59"><text:span text:style-name="T94"><text:s text:c="16"/>return false;</text:span></text:p>
      <text:p text:style-name="P59"><text:span text:style-name="T94"><text:s text:c="8"/>}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public bool Castle(string side, string color)</text:span></text:p>
      <text:p text:style-name="P59"><text:span text:style-name="T94"><text:s text:c="4"/>{</text:span></text:p>
      <text:p text:style-name="P59"><text:span text:style-name="T94"><text:s text:c="8"/>int[] oldKingPos = this.kingPos[color]; //asignar a propiedad</text:span></text:p>
      <text:p text:style-name="P59"><text:span text:style-name="T94"><text:s text:c="8"/>bool isChecked = false;</text:span></text:p>
      <text:p text:style-name="P59"><text:span text:style-name="T94"/></text:p>
      <text:p text:style-name="P59"><text:span text:style-name="T94"><text:s text:c="8"/>// Poner los supuestos valores en white y kingside</text:span></text:p>
      <text:p text:style-name="P59"><text:span text:style-name="T94"><text:s text:c="8"/>int[] kingPos = new int[]{0, 4};</text:span></text:p>
      <text:p text:style-name="P59"><text:span text:style-name="T94"><text:s text:c="8"/>int[] rookPos = new int[]{0, 7}; // white rook king side</text:span></text:p>
      <text:p text:style-name="P59"><text:span text:style-name="T94"><text:s text:c="8"/>int moveDist = 2;</text:span></text:p>
      <text:p text:style-name="P59"><text:span text:style-name="T94"/></text:p>
      <text:p text:style-name="P59"><text:span text:style-name="T94"><text:s text:c="8"/>//actualizar los valores al input</text:span></text:p>
      <text:p text:style-name="P59"><text:span text:style-name="T94"><text:s text:c="8"/>if(color == "black")</text:span></text:p>
      <text:p text:style-name="P59"><text:span text:style-name="T94"><text:s text:c="8"/>{</text:span></text:p>
      <text:p text:style-name="P59"><text:span text:style-name="T94"><text:s text:c="12"/>kingPos[0] = 7;</text:span></text:p>
      <text:p text:style-name="P59"><text:span text:style-name="T94"><text:s text:c="12"/>rookPos[0] = 7;</text:span></text:p>
      <text:p text:style-name="P59"><text:span text:style-name="T94"><text:s text:c="8"/>}</text:span></text:p>
      <text:p text:style-name="P59"><text:span text:style-name="T94"><text:s text:c="8"/>if(side == "queen")</text:span></text:p>
      <text:p text:style-name="P59"><text:span text:style-name="T94"><text:s text:c="8"/>{</text:span></text:p>
      <text:p text:style-name="P59"><text:span text:style-name="T94"><text:s text:c="12"/>rookPos[1] = 0;</text:span></text:p>
      <text:p text:style-name="P59"><text:span text:style-name="T94"><text:s text:c="12"/>moveDist *= -1;</text:span></text:p>
      <text:p text:style-name="P59"><text:span text:style-name="T94"><text:s text:c="8"/>}</text:span></text:p>
      <text:p text:style-name="P59"><text:span text:style-name="T94"/></text:p>
      <text:p text:style-name="P59"><text:span text:style-name="T94"><text:s text:c="8"/>if(</text:span></text:p>
      <text:p text:style-name="P59"><text:span text:style-name="T94"><text:s text:c="12"/>map[kingPos[0], kingPos[1]] is King &amp;&amp; !((King)map[kingPos[0], kingPos[1]]).GetHasMoved() &amp;&amp;</text:span></text:p>
      <text:p text:style-name="P59"><text:span text:style-name="T94"><text:s text:c="12"/>map[rookPos[0], rookPos[1]] is Rook &amp;&amp; !((Rook)map[rookPos[0], rookPos[1]]).GetHasMoved() &amp;&amp;</text:span></text:p>
      <text:p text:style-name="P59"><text:span text:style-name="T94"><text:s text:c="12"/>((King)map[kingPos[0], kingPos[1]]).CheckMoveCas(kingPos, new int[]{kingPos[0], kingPos[1] + moveDist}, map) &amp;&amp;</text:span></text:p>
      <text:p text:style-name="P59"><text:span text:style-name="T94"><text:s text:c="12"/>map[rookPos[0], rookPos[1]].CheckMove(rookPos, new int[]{kingPos[0], kingPos[1] + moveDist/2}, false, map)</text:span></text:p>
      <text:p text:style-name="P59"><text:span text:style-name="T94"><text:s text:c="8"/>)</text:span></text:p>
      <text:p text:style-name="P59"><text:span text:style-name="T94"><text:s text:c="8"/>{</text:span></text:p>
      <text:p text:style-name="P59"><text:span text:style-name="T94"><text:s text:c="12"/>for(int i = 0; i&lt;=2; i++)</text:span></text:p>
      <text:p text:style-name="P59"><text:span text:style-name="T94"><text:s text:c="12"/>{</text:span></text:p>
      <text:p text:style-name="P59"><text:span text:style-name="T94"><text:s text:c="16"/>if(checkChecks(color))</text:span></text:p>
      <text:p text:style-name="P59"><text:span text:style-name="T94"><text:s text:c="20"/>isChecked = true;</text:span></text:p>
      <text:p text:style-name="P59"><text:span text:style-name="T94"/></text:p>
      <text:p text:style-name="P59"><text:span text:style-name="T94"><text:s text:c="16"/>this.kingPos[color][1] += moveDist*i/2;</text:span></text:p>
      <text:p text:style-name="P59"><text:span text:style-name="T94"><text:s text:c="12"/>}</text:span></text:p>
      <text:p text:style-name="P59"><text:span text:style-name="T94"/></text:p>
      <text:p text:style-name="P59"><text:span text:style-name="T94"><text:s text:c="12"/>if(!isChecked)</text:span></text:p>
      <text:p text:style-name="P59"><text:span text:style-name="T94"><text:s text:c="12"/>{</text:span></text:p>
      <text:p text:style-name="P59"><text:span text:style-name="T94"><text:s text:c="16"/>map[kingPos[0], kingPos[1] + moveDist/2] = map[rookPos[0], rookPos[1]];</text:span></text:p>
      <text:p text:style-name="P59"><text:span text:style-name="T94"><text:s text:c="16"/>map[kingPos[0], kingPos[1]] = null;</text:span></text:p>
      <text:p text:style-name="P59"><text:span text:style-name="T94"><text:s text:c="16"/>map[rookPos[0], rookPos[1]] = null;</text:span></text:p>
      <text:p text:style-name="P59"><text:span text:style-name="T94"/></text:p>
      <text:p text:style-name="P59"><text:span text:style-name="T94"><text:s text:c="16"/>this.kingPos[color] = kingPos;<text:s text:c="2"/>//Actualizar posicion de rey</text:span></text:p>
      <text:p text:style-name="P59"><text:span text:style-name="T94"/></text:p>
      <text:p text:style-name="P59"><text:span text:style-name="T94"><text:s text:c="16"/>return true;</text:span></text:p>
      <text:p text:style-name="P59"><text:span text:style-name="T94"><text:s text:c="12"/>}</text:span></text:p>
      <text:p text:style-name="P59"><text:span text:style-name="T94"><text:s text:c="8"/>}</text:span></text:p>
      <text:p text:style-name="P59"><text:span text:style-name="T94"><text:s text:c="8"/></text:span></text:p>
      <text:p text:style-name="P59"><text:span text:style-name="T94"><text:s text:c="8"/>this.kingPos[color] = oldKingPos; //reset kingPos</text:span></text:p>
      <text:p text:style-name="P59"><text:span text:style-name="T94"/></text:p>
      <text:p text:style-name="P59"><text:span text:style-name="T94"><text:s text:c="8"/>return false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public void Draw(/*string color*/)</text:span></text:p>
      <text:p text:style-name="P59"><text:span text:style-name="T94"><text:s text:c="4"/>{</text:span></text:p>
      <text:p text:style-name="P59"><text:span text:style-name="T94"><text:s text:c="8"/>int[] array = {7,6,5,4,3,2,1,0};</text:span></text:p>
      <text:p text:style-name="P59"><text:span text:style-name="T94"><text:s text:c="8"/>//if(color == "black")</text:span></text:p>
      <text:p text:style-name="P59"><text:span text:style-name="T94"><text:s text:c="12"/>//array = {7,6,5,4,3,2,1,0};</text:span></text:p>
      <text:p text:style-name="P59"><text:span text:style-name="T94"/></text:p>
      <text:p text:style-name="P59"><text:span text:style-name="T94"><text:s text:c="8"/>int count = 8;</text:span></text:p>
      <text:p text:style-name="P59"><text:span text:style-name="T94"><text:s text:c="8"/>string linea = "\u2500\u2500\u2500";</text:span></text:p>
      <text:p text:style-name="P59"><text:span text:style-name="T94"><text:s text:c="8"/>Console.WriteLine("<text:s text:c="2"/>\u250C"+linea+"\u252C"+linea+"\u252C"+linea+"\u252C"+linea+"\u252C"+linea+"\u252C"+linea+"\u252C"+linea+"\u252C"+linea+"\u2510");// cuadrados negros</text:span></text:p>
      <text:p text:style-name="P59"><text:span text:style-name="T94"><text:s text:c="8"/>foreach(int i in array)</text:span></text:p>
      <text:p text:style-name="P59"><text:span text:style-name="T94"><text:s text:c="8"/>{</text:span></text:p>
      <text:p text:style-name="P59"><text:span text:style-name="T94"><text:s text:c="12"/>Console.Write(count+" ");</text:span></text:p>
      <text:p text:style-name="P59"><text:span text:style-name="T94"><text:s text:c="12"/>for(int j = 0; j&lt;8; j++)</text:span></text:p>
      <text:p text:style-name="P59"><text:span text:style-name="T94"><text:s text:c="12"/>{</text:span></text:p>
      <text:p text:style-name="P59"><text:span text:style-name="T94"><text:s text:c="16"/>Console.Write("\u2502");</text:span></text:p>
      <text:p text:style-name="P59"><text:span text:style-name="T94"><text:s text:c="16"/>if(map[i, j] is null)</text:span></text:p>
      <text:p text:style-name="P59"><text:span text:style-name="T94"><text:s text:c="16"/>{</text:span></text:p>
      <text:p text:style-name="P59"><text:span text:style-name="T94"><text:s text:c="20"/>if((i%2 == 0 &amp;&amp; j%2 ==0) ||(i%2 != 0 &amp;&amp; j%2 !=0))</text:span></text:p>
      <text:p text:style-name="P59"><text:span text:style-name="T94"><text:s text:c="20"/>{</text:span></text:p>
      <text:p text:style-name="P59"><text:span text:style-name="T94"><text:s text:c="24"/>Console.Write("<text:s text:c="3"/>");// cuadrados negros</text:span></text:p>
      <text:p text:style-name="P59"><text:span text:style-name="T94"/></text:p>
      <text:p text:style-name="P59"><text:span text:style-name="T94"><text:s text:c="20"/>}</text:span></text:p>
      <text:p text:style-name="P59"><text:span text:style-name="T94"><text:s text:c="20"/>else</text:span></text:p>
      <text:p text:style-name="P59"><text:span text:style-name="T94"><text:s text:c="20"/>{</text:span></text:p>
      <text:p text:style-name="P59"><text:span text:style-name="T94"><text:s text:c="24"/>Console.Write("<text:s text:c="3"/>");</text:span></text:p>
      <text:p text:style-name="P59"><text:span text:style-name="T94"><text:s text:c="20"/>}</text:span></text:p>
      <text:p text:style-name="P59"><text:span text:style-name="T94"><text:s text:c="16"/>}</text:span></text:p>
      <text:p text:style-name="P59"><text:span text:style-name="T94"><text:s text:c="16"/>else</text:span></text:p>
      <text:p text:style-name="P59"><text:span text:style-name="T94"><text:s text:c="16"/>{</text:span></text:p>
      <text:p text:style-name="P59"><text:span text:style-name="T94"><text:s text:c="20"/>if(map[i, j].GetColor() == "black")</text:span></text:p>
      <text:p text:style-name="P59"><text:span text:style-name="T94"><text:s text:c="24"/>Console.ForegroundColor = ConsoleColor.Blue;</text:span></text:p>
      <text:p text:style-name="P59"><text:span text:style-name="T94"><text:s text:c="20"/>Console.Write(" " + map[i, j] + " ");</text:span></text:p>
      <text:p text:style-name="P59"><text:span text:style-name="T94"><text:s text:c="20"/>Console.ResetColor();</text:span></text:p>
      <text:p text:style-name="P59"><text:span text:style-name="T94"><text:s text:c="16"/>}</text:span></text:p>
      <text:p text:style-name="P59"><text:span text:style-name="T94"><text:s text:c="12"/>}</text:span></text:p>
      <text:p text:style-name="P59"><text:span text:style-name="T94"><text:s text:c="12"/>Console.WriteLine("\u2502");</text:span></text:p>
      <text:p text:style-name="P59"><text:span text:style-name="T94"/></text:p>
      <text:p text:style-name="P59"><text:span text:style-name="T94"><text:s text:c="12"/>if(i != 0) //ultima posicion</text:span></text:p>
      <text:p text:style-name="P59"><text:span text:style-name="T94"><text:s text:c="12"/>{</text:span></text:p>
      <text:p text:style-name="P59"><text:span text:style-name="T94"><text:s text:c="16"/>Console.WriteLine("<text:s text:c="2"/>\u251C"+linea+"\u253C"+linea+"\u253C"+linea+"\u253C"+linea+"\u253C"+linea+"\u253C"+linea+"\u253C"+linea+"\u253C"+linea+"\u2524");</text:span></text:p>
      <text:p text:style-name="P59"><text:span text:style-name="T94"><text:s text:c="12"/>}</text:span></text:p>
      <text:p text:style-name="P59"><text:span text:style-name="T94"/></text:p>
      <text:p text:style-name="P59"><text:span text:style-name="T94"><text:s text:c="12"/>count -- ;</text:span></text:p>
      <text:p text:style-name="P59"><text:span text:style-name="T94"><text:s text:c="8"/>}</text:span></text:p>
      <text:p text:style-name="P59"><text:span text:style-name="T94"><text:s text:c="8"/>Console.WriteLine("<text:s text:c="2"/>\u2514"+linea+"\u2534"+linea+"\u2534"+linea+"\u2534"+linea+"\u2534"+linea+"\u2534"+linea+"\u2534"+linea+"\u2534"+linea+"\u2518");</text:span></text:p>
      <text:p text:style-name="P59"><text:span text:style-name="T94"><text:s text:c="8"/>Console.WriteLine("\n<text:s text:c="4"/>A<text:s text:c="3"/>B<text:s text:c="3"/>C<text:s text:c="3"/>D<text:s text:c="3"/>E<text:s text:c="3"/>F<text:s text:c="3"/>G<text:s text:c="3"/>H")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public override string ToString()</text:span></text:p>
      <text:p text:style-name="P59"><text:span text:style-name="T94"><text:s text:c="4"/>{</text:span></text:p>
      <text:p text:style-name="P59"><text:span text:style-name="T94"><text:s text:c="8"/>string aux = "";</text:span></text:p>
      <text:p text:style-name="P59"><text:span text:style-name="T94"><text:s text:c="8"/>for(int i = 0; i&lt;8; i++)</text:span></text:p>
      <text:p text:style-name="P59"><text:span text:style-name="T94"><text:s text:c="8"/>{</text:span></text:p>
      <text:p text:style-name="P59"><text:span text:style-name="T94"><text:s text:c="12"/>for(int j = 0; j&lt;8; j++)</text:span></text:p>
      <text:p text:style-name="P59"><text:span text:style-name="T94"><text:s text:c="12"/>{</text:span></text:p>
      <text:p text:style-name="P59"><text:span text:style-name="T94"><text:s text:c="16"/>aux +="|";</text:span></text:p>
      <text:p text:style-name="P59"><text:span text:style-name="T94"><text:s text:c="16"/>if(map[i, j] is null)</text:span></text:p>
      <text:p text:style-name="P59"><text:span text:style-name="T94"><text:s text:c="16"/>{</text:span></text:p>
      <text:p text:style-name="P59"><text:span text:style-name="T94"><text:s text:c="20"/>if(i%2 == 0 &amp;&amp; j%2 ==0)</text:span></text:p>
      <text:p text:style-name="P59"><text:span text:style-name="T94"><text:s text:c="20"/>{</text:span></text:p>
      <text:p text:style-name="P59"><text:span text:style-name="T94"><text:s text:c="24"/>aux +="*";</text:span></text:p>
      <text:p text:style-name="P59"><text:span text:style-name="T94"><text:s text:c="20"/>}</text:span></text:p>
      <text:p text:style-name="P59"><text:span text:style-name="T94"><text:s text:c="20"/>else</text:span></text:p>
      <text:p text:style-name="P59"><text:span text:style-name="T94"><text:s text:c="20"/>{</text:span></text:p>
      <text:p text:style-name="P59"><text:span text:style-name="T94"><text:s text:c="24"/>aux +=" ";</text:span></text:p>
      <text:p text:style-name="P59"><text:span text:style-name="T94"><text:s text:c="20"/>}</text:span></text:p>
      <text:p text:style-name="P59"><text:span text:style-name="T94"><text:s text:c="16"/>}</text:span></text:p>
      <text:p text:style-name="P59"><text:span text:style-name="T94"><text:s text:c="16"/>else</text:span></text:p>
      <text:p text:style-name="P59"><text:span text:style-name="T94"><text:s text:c="16"/>{</text:span></text:p>
      <text:p text:style-name="P59"><text:span text:style-name="T94"><text:s text:c="20"/>aux += map[i, j];</text:span></text:p>
      <text:p text:style-name="P59"><text:span text:style-name="T94"><text:s text:c="16"/>}</text:span></text:p>
      <text:p text:style-name="P59"><text:span text:style-name="T94"><text:s text:c="12"/>}</text:span></text:p>
      <text:p text:style-name="P59"><text:span text:style-name="T94"><text:s text:c="12"/>aux += "|\n";</text:span></text:p>
      <text:p text:style-name="P59"><text:span text:style-name="T94"><text:s text:c="8"/>}</text:span></text:p>
      <text:p text:style-name="P59"><text:span text:style-name="T94"><text:s text:c="8"/>return aux;</text:span></text:p>
      <text:p text:style-name="P59"><text:span text:style-name="T94"><text:s text:c="4"/>}</text:span></text:p>
      <text:p text:style-name="P59"><text:span text:style-name="T94">}</text:span></text:p>
      <text:p text:style-name="P59"><text:span text:style-name="T94"/></text:p>
      <text:p text:style-name="P59"><text:span text:style-name="T94">Piece.cs</text:span></text:p>
      <text:p text:style-name="P59"><text:span text:style-name="T94">using System;</text:span></text:p>
      <text:p text:style-name="P59"><text:span text:style-name="T94">public abstract class Piece</text:span></text:p>
      <text:p text:style-name="P59"><text:span text:style-name="T94">{</text:span></text:p>
      <text:p text:style-name="P59"><text:span text:style-name="T94"><text:s text:c="4"/>protected string name;</text:span></text:p>
      <text:p text:style-name="P59"><text:span text:style-name="T94"><text:s text:c="4"/>protected string state;</text:span></text:p>
      <text:p text:style-name="P59"><text:span text:style-name="T94"><text:s text:c="4"/>protected string color;</text:span></text:p>
      <text:p text:style-name="P59"><text:span text:style-name="T94"><text:s text:c="4"/>protected int points;</text:span></text:p>
      <text:p text:style-name="P59"><text:span text:style-name="T94"><text:s text:c="4"/>protected string shape;</text:span></text:p>
      <text:p text:style-name="P59"><text:span text:style-name="T94"/></text:p>
      <text:p text:style-name="P59"><text:span text:style-name="T94"><text:s text:c="4"/>public string GetName()</text:span></text:p>
      <text:p text:style-name="P59"><text:span text:style-name="T94"><text:s text:c="4"/>{</text:span></text:p>
      <text:p text:style-name="P59"><text:span text:style-name="T94"><text:s text:c="8"/>return name;</text:span></text:p>
      <text:p text:style-name="P59"><text:span text:style-name="T94"><text:s text:c="4"/>}</text:span></text:p>
      <text:p text:style-name="P59"><text:span text:style-name="T94"><text:s text:c="4"/>public string GetState()</text:span></text:p>
      <text:p text:style-name="P59"><text:span text:style-name="T94"><text:s text:c="4"/>{</text:span></text:p>
      <text:p text:style-name="P59"><text:span text:style-name="T94"><text:s text:c="8"/>return state;</text:span></text:p>
      <text:p text:style-name="P59"><text:span text:style-name="T94"><text:s text:c="4"/>}</text:span></text:p>
      <text:p text:style-name="P59"><text:span text:style-name="T94"><text:s text:c="4"/>public string GetColor()</text:span></text:p>
      <text:p text:style-name="P59"><text:span text:style-name="T94"><text:s text:c="4"/>{</text:span></text:p>
      <text:p text:style-name="P59"><text:span text:style-name="T94"><text:s text:c="8"/>return color;</text:span></text:p>
      <text:p text:style-name="P59"><text:span text:style-name="T94"><text:s text:c="4"/>}</text:span></text:p>
      <text:p text:style-name="P59"><text:span text:style-name="T94"><text:s text:c="4"/>public int GetPoints()</text:span></text:p>
      <text:p text:style-name="P59"><text:span text:style-name="T94"><text:s text:c="4"/>{</text:span></text:p>
      <text:p text:style-name="P59"><text:span text:style-name="T94"><text:s text:c="8"/>return points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public abstract bool CheckMove(int[] pos1, int[] pos2, bool capture, Piece[,] map);</text:span></text:p>
      <text:p text:style-name="P59"><text:span text:style-name="T94"/></text:p>
      <text:p text:style-name="P59"><text:span text:style-name="T94"><text:s text:c="4"/>protected bool ClearPath(int[] pos1, int[]pos2, bool capture, Piece[,]map)</text:span></text:p>
      <text:p text:style-name="P59"><text:span text:style-name="T94"><text:s text:c="4"/>{</text:span></text:p>
      <text:p text:style-name="P59"><text:span text:style-name="T94"><text:s text:c="8"/>int captureExtension = 1; //llegar hasta el final o quedarse uno antes</text:span></text:p>
      <text:p text:style-name="P59"><text:span text:style-name="T94"><text:s text:c="8"/>if(capture)</text:span></text:p>
      <text:p text:style-name="P59"><text:span text:style-name="T94"><text:s text:c="12"/>captureExtension = 2;</text:span></text:p>
      <text:p text:style-name="P59"><text:span text:style-name="T94"/></text:p>
      <text:p text:style-name="P59"><text:span text:style-name="T94"><text:s text:c="8"/>bool clearPath = true; //no hay nada en el camino</text:span></text:p>
      <text:p text:style-name="P59"><text:span text:style-name="T94"><text:s text:c="8"/></text:span></text:p>
      <text:p text:style-name="P59"><text:span text:style-name="T94"><text:s text:c="8"/>int dist1 = (pos2[0]- pos1[0]);</text:span></text:p>
      <text:p text:style-name="P59"><text:span text:style-name="T94"><text:s text:c="8"/>if(dist1 != 0)</text:span></text:p>
      <text:p text:style-name="P59"><text:span text:style-name="T94"><text:s text:c="12"/>dist1 /= Math.Abs(pos2[0] - pos1[0]);</text:span></text:p>
      <text:p text:style-name="P59"><text:span text:style-name="T94"/></text:p>
      <text:p text:style-name="P59"><text:span text:style-name="T94"><text:s text:c="8"/>int dist2 = (pos2[1]- pos1[1]) ;</text:span></text:p>
      <text:p text:style-name="P59"><text:span text:style-name="T94"><text:s text:c="8"/>if(dist2 != 0)</text:span></text:p>
      <text:p text:style-name="P59"><text:span text:style-name="T94"><text:s text:c="12"/>dist2 /= Math.Abs(pos2[1] - pos1[1]);</text:span></text:p>
      <text:p text:style-name="P59"><text:span text:style-name="T94"/></text:p>
      <text:p text:style-name="P59"><text:span text:style-name="T94"><text:s text:c="8"/>int x = pos1[0] + dist1;</text:span></text:p>
      <text:p text:style-name="P59"><text:span text:style-name="T94"><text:s text:c="8"/>int y = pos1[1] + dist2;</text:span></text:p>
      <text:p text:style-name="P59"><text:span text:style-name="T94"/></text:p>
      <text:p text:style-name="P59"><text:span text:style-name="T94"><text:s text:c="8"/>for(int i = 0; i&lt;= Math.Max(Math.Abs(pos1[0] - pos2[0]), Math.Abs(pos1[0] - pos2[0])) - captureExtension; i++ )</text:span></text:p>
      <text:p text:style-name="P59"><text:span text:style-name="T94"><text:s text:c="8"/>{</text:span></text:p>
      <text:p text:style-name="P59"><text:span text:style-name="T94"><text:s text:c="12"/>if( x &lt; 8 &amp;&amp; x &gt;= 0 &amp;&amp; y &lt; 8 &amp;&amp; y &gt;= 0)</text:span></text:p>
      <text:p text:style-name="P59"><text:span text:style-name="T94"><text:s text:c="12"/>{</text:span></text:p>
      <text:p text:style-name="P59"><text:span text:style-name="T94"><text:s text:c="16"/>if(map[x, y] is null)</text:span></text:p>
      <text:p text:style-name="P59"><text:span text:style-name="T94"><text:s text:c="16"/>{</text:span></text:p>
      <text:p text:style-name="P59"><text:span text:style-name="T94"><text:s text:c="16"/>}</text:span></text:p>
      <text:p text:style-name="P59"><text:span text:style-name="T94"><text:s text:c="16"/>else</text:span></text:p>
      <text:p text:style-name="P59"><text:span text:style-name="T94"><text:s text:c="16"/>{</text:span></text:p>
      <text:p text:style-name="P59"><text:span text:style-name="T94"><text:s text:c="20"/>clearPath = false;</text:span></text:p>
      <text:p text:style-name="P59"><text:span text:style-name="T94"><text:s text:c="16"/>}</text:span></text:p>
      <text:p text:style-name="P59"><text:span text:style-name="T94"/></text:p>
      <text:p text:style-name="P59"><text:span text:style-name="T94"><text:s text:c="16"/>x += dist1;</text:span></text:p>
      <text:p text:style-name="P59"><text:span text:style-name="T94"><text:s text:c="16"/>y += dist2;</text:span></text:p>
      <text:p text:style-name="P59"><text:span text:style-name="T94"><text:s text:c="12"/>}</text:span></text:p>
      <text:p text:style-name="P59"><text:span text:style-name="T94"><text:s text:c="8"/>}</text:span></text:p>
      <text:p text:style-name="P59"><text:span text:style-name="T94"/></text:p>
      <text:p text:style-name="P59"><text:span text:style-name="T94"><text:s text:c="8"/>return clearPath;</text:span></text:p>
      <text:p text:style-name="P59"><text:span text:style-name="T94"><text:s text:c="4"/>}</text:span></text:p>
      <text:p text:style-name="P59"><text:span text:style-name="T94"><text:s text:c="4"/>public override string ToString()</text:span></text:p>
      <text:p text:style-name="P59"><text:span text:style-name="T94"><text:s text:c="4"/>{</text:span></text:p>
      <text:p text:style-name="P59"><text:span text:style-name="T94"><text:s text:c="8"/>return shape;</text:span></text:p>
      <text:p text:style-name="P59"><text:span text:style-name="T94"/></text:p>
      <text:p text:style-name="P59"><text:span text:style-name="T94"><text:s text:c="4"/>}</text:span></text:p>
      <text:p text:style-name="P59"><text:span text:style-name="T94">}</text:span></text:p>
      <text:p text:style-name="P59"><text:span text:style-name="T94"/></text:p>
      <text:p text:style-name="P59"><text:span text:style-name="T94">Pawn.cs</text:span></text:p>
      <text:p text:style-name="P59"><text:span text:style-name="T94">using System;</text:span></text:p>
      <text:p text:style-name="P59"><text:span text:style-name="T94">public class Pawn:Piece</text:span></text:p>
      <text:p text:style-name="P59"><text:span text:style-name="T94">{</text:span></text:p>
      <text:p text:style-name="P59"><text:span text:style-name="T94"><text:s text:c="4"/>public Pawn(string color)</text:span></text:p>
      <text:p text:style-name="P59"><text:span text:style-name="T94"><text:s text:c="4"/>{</text:span></text:p>
      <text:p text:style-name="P59"><text:span text:style-name="T94"><text:s text:c="8"/>this.color = color;</text:span></text:p>
      <text:p text:style-name="P59"><text:span text:style-name="T94"><text:s text:c="8"/>this.name = "pawn";</text:span></text:p>
      <text:p text:style-name="P59"><text:span text:style-name="T94"><text:s text:c="8"/>this.state = "alive";</text:span></text:p>
      <text:p text:style-name="P59"><text:span text:style-name="T94"><text:s text:c="8"/>this.points = 1;</text:span></text:p>
      <text:p text:style-name="P59"><text:span text:style-name="T94"><text:s text:c="8"/>this.shape = "P"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override public bool CheckMove(int[] pos1, int[] pos2, bool capture, Piece[,] map)</text:span></text:p>
      <text:p text:style-name="P59"><text:span text:style-name="T94"><text:s text:c="4"/>{</text:span></text:p>
      <text:p text:style-name="P59"><text:span text:style-name="T94"><text:s text:c="8"/>int j = -1;</text:span></text:p>
      <text:p text:style-name="P59"><text:span text:style-name="T94"><text:s text:c="8"/>if(color == "black")</text:span></text:p>
      <text:p text:style-name="P59"><text:span text:style-name="T94"><text:s text:c="12"/>j = -j;</text:span></text:p>
      <text:p text:style-name="P59"><text:span text:style-name="T94"/></text:p>
      <text:p text:style-name="P59"><text:span text:style-name="T94"><text:s text:c="8"/>if(capture)</text:span></text:p>
      <text:p text:style-name="P59"><text:span text:style-name="T94"><text:s text:c="8"/>{</text:span></text:p>
      <text:p text:style-name="P59"><text:span text:style-name="T94"><text:s text:c="12"/>return (pos1[1] == pos2[1] - 1 || pos1[1] == pos2[1] + 1) &amp;&amp; pos1[0] == pos2[0] + j; //diagonal</text:span></text:p>
      <text:p text:style-name="P59"><text:span text:style-name="T94"><text:s text:c="8"/>}</text:span></text:p>
      <text:p text:style-name="P59"><text:span text:style-name="T94"><text:s text:c="8"/>else</text:span></text:p>
      <text:p text:style-name="P59"><text:span text:style-name="T94"><text:s text:c="8"/>{</text:span></text:p>
      <text:p text:style-name="P59"><text:span text:style-name="T94"/></text:p>
      <text:p text:style-name="P59"><text:span text:style-name="T94"><text:s text:c="12"/>if(color == "white" &amp;&amp; pos1[0] == 1 || color == "black" &amp;&amp; pos1[0] == 6 ) //mov inicial</text:span></text:p>
      <text:p text:style-name="P59"><text:span text:style-name="T94"><text:s text:c="12"/>{</text:span></text:p>
      <text:p text:style-name="P59"><text:span text:style-name="T94"><text:s text:c="16"/>if(pos1[1] == pos2[1]<text:s text:c="2"/>&amp;&amp; (pos1[0] == pos2[0] + 2*j ||pos1[0] == pos2[0] + 1*j))</text:span></text:p>
      <text:p text:style-name="P59"><text:span text:style-name="T94"><text:s text:c="20"/>return ClearPath(pos1, pos2, false, map);</text:span></text:p>
      <text:p text:style-name="P59"><text:span text:style-name="T94"><text:s text:c="16"/>else</text:span></text:p>
      <text:p text:style-name="P59"><text:span text:style-name="T94"><text:s text:c="20"/>return false;</text:span></text:p>
      <text:p text:style-name="P59"><text:span text:style-name="T94"><text:s text:c="12"/>}</text:span></text:p>
      <text:p text:style-name="P59"><text:span text:style-name="T94"><text:s text:c="12"/>else</text:span></text:p>
      <text:p text:style-name="P59"><text:span text:style-name="T94"><text:s text:c="12"/>{</text:span></text:p>
      <text:p text:style-name="P59"><text:span text:style-name="T94"><text:s text:c="16"/>if(pos1[0] == pos2[0] + j<text:s text:c="2"/>&amp;&amp; pos1[1] == pos2[1])</text:span></text:p>
      <text:p text:style-name="P59"><text:span text:style-name="T94"><text:s text:c="20"/>return ClearPath(pos1, pos2, false, map); </text:span></text:p>
      <text:p text:style-name="P59"><text:span text:style-name="T94"><text:s text:c="16"/>else</text:span></text:p>
      <text:p text:style-name="P59"><text:span text:style-name="T94"><text:s text:c="20"/>return false;</text:span></text:p>
      <text:p text:style-name="P59"><text:span text:style-name="T94"><text:s text:c="12"/>}</text:span></text:p>
      <text:p text:style-name="P59"><text:span text:style-name="T94"><text:s text:c="8"/>}</text:span></text:p>
      <text:p text:style-name="P59"><text:span text:style-name="T94"><text:s text:c="4"/>}</text:span></text:p>
      <text:p text:style-name="P59"><text:span text:style-name="T94">}</text:span></text:p>
      <text:p text:style-name="P59"><text:span text:style-name="T94"/></text:p>
      <text:p text:style-name="P59"><text:span text:style-name="T94">Knight.cs</text:span></text:p>
      <text:p text:style-name="P59"><text:span text:style-name="T94">using System;</text:span></text:p>
      <text:p text:style-name="P59"><text:span text:style-name="T94"/></text:p>
      <text:p text:style-name="P59"><text:span text:style-name="T94">public class Knight:Piece</text:span></text:p>
      <text:p text:style-name="P59"><text:span text:style-name="T94">{</text:span></text:p>
      <text:p text:style-name="P59"><text:span text:style-name="T94"><text:s text:c="4"/>public Knight(string color)</text:span></text:p>
      <text:p text:style-name="P59"><text:span text:style-name="T94"><text:s text:c="4"/>{</text:span></text:p>
      <text:p text:style-name="P59"><text:span text:style-name="T94"><text:s text:c="8"/>this.color = color;</text:span></text:p>
      <text:p text:style-name="P59"><text:span text:style-name="T94"><text:s text:c="8"/>this.name = "knight";</text:span></text:p>
      <text:p text:style-name="P59"><text:span text:style-name="T94"><text:s text:c="8"/>this.state = "alive";</text:span></text:p>
      <text:p text:style-name="P59"><text:span text:style-name="T94"><text:s text:c="8"/>this.points = 3;</text:span></text:p>
      <text:p text:style-name="P59"><text:span text:style-name="T94"><text:s text:c="8"/>this.shape = "N"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override public bool CheckMove(int[] pos1, int[] pos2, bool capture, Piece[,] map)</text:span></text:p>
      <text:p text:style-name="P59"><text:span text:style-name="T94"><text:s text:c="4"/>{</text:span></text:p>
      <text:p text:style-name="P59"><text:span text:style-name="T94"><text:s text:c="8"/>int dist1 = Math.Abs(pos1[0]-pos2[0]);</text:span></text:p>
      <text:p text:style-name="P59"><text:span text:style-name="T94"><text:s text:c="8"/>int dist2 = Math.Abs(pos1[1]-pos2[1]);</text:span></text:p>
      <text:p text:style-name="P59"><text:span text:style-name="T94"><text:s text:c="8"/></text:span></text:p>
      <text:p text:style-name="P59"><text:span text:style-name="T94"><text:s text:c="8"/>if((dist1 == 2 &amp;&amp; dist2 == 1) || (dist1 == 1 &amp;&amp; dist2 == 2))</text:span></text:p>
      <text:p text:style-name="P59"><text:span text:style-name="T94"><text:s text:c="8"/>{</text:span></text:p>
      <text:p text:style-name="P59"><text:span text:style-name="T94"><text:s text:c="12"/>bool empty = map[pos2[0], pos2[1]] is null;</text:span></text:p>
      <text:p text:style-name="P59"><text:span text:style-name="T94"><text:s text:c="12"/>if(capture)</text:span></text:p>
      <text:p text:style-name="P59"><text:span text:style-name="T94"><text:s text:c="16"/>empty = !empty;</text:span></text:p>
      <text:p text:style-name="P59"><text:span text:style-name="T94"/></text:p>
      <text:p text:style-name="P59"><text:span text:style-name="T94"><text:s text:c="12"/>return empty;</text:span></text:p>
      <text:p text:style-name="P59"><text:span text:style-name="T94"><text:s text:c="8"/>}</text:span></text:p>
      <text:p text:style-name="P59"><text:span text:style-name="T94"><text:s text:c="8"/></text:span></text:p>
      <text:p text:style-name="P59"><text:span text:style-name="T94"><text:s text:c="8"/>return false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}</text:span></text:p>
      <text:p text:style-name="P59"><text:span text:style-name="T94"/></text:p>
      <text:p text:style-name="P59"><text:span text:style-name="T94">Bishop.cs</text:span></text:p>
      <text:p text:style-name="P59"><text:span text:style-name="T94">using System;</text:span></text:p>
      <text:p text:style-name="P59"><text:span text:style-name="T94">public class Bishop:Piece</text:span></text:p>
      <text:p text:style-name="P59"><text:span text:style-name="T94">{</text:span></text:p>
      <text:p text:style-name="P59"><text:span text:style-name="T94"><text:s text:c="4"/>public Bishop(string color)</text:span></text:p>
      <text:p text:style-name="P59"><text:span text:style-name="T94"><text:s text:c="4"/>{</text:span></text:p>
      <text:p text:style-name="P59"><text:span text:style-name="T94"><text:s text:c="8"/>this.color = color;</text:span></text:p>
      <text:p text:style-name="P59"><text:span text:style-name="T94"><text:s text:c="8"/>this.name = "Bishop";</text:span></text:p>
      <text:p text:style-name="P59"><text:span text:style-name="T94"><text:s text:c="8"/>this.state = "alive";</text:span></text:p>
      <text:p text:style-name="P59"><text:span text:style-name="T94"><text:s text:c="8"/>this.points = 3;</text:span></text:p>
      <text:p text:style-name="P59"><text:span text:style-name="T94"><text:s text:c="8"/>this.shape = "B"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override public bool CheckMove(int[] pos1, int[] pos2, bool capture, Piece[,] map)</text:span></text:p>
      <text:p text:style-name="P59"><text:span text:style-name="T94"><text:s text:c="4"/>{</text:span></text:p>
      <text:p text:style-name="P59"><text:span text:style-name="T94"><text:s text:c="8"/>int dist = Math.Abs(pos1[0] - pos2[0]);</text:span></text:p>
      <text:p text:style-name="P59"><text:span text:style-name="T94"><text:s text:c="8"/>if(dist != 0 &amp;&amp; Math.Abs(pos1[1] - pos2[1]) == dist &amp;&amp; ClearPath(pos1, pos2, capture, map))</text:span></text:p>
      <text:p text:style-name="P59"><text:span text:style-name="T94"><text:s text:c="8"/>{</text:span></text:p>
      <text:p text:style-name="P59"><text:span text:style-name="T94"><text:s text:c="12"/>return true;</text:span></text:p>
      <text:p text:style-name="P59"><text:span text:style-name="T94"><text:s text:c="8"/>}</text:span></text:p>
      <text:p text:style-name="P59"><text:span text:style-name="T94"><text:s text:c="8"/>return false;</text:span></text:p>
      <text:p text:style-name="P59"><text:span text:style-name="T94"><text:s text:c="4"/>}</text:span></text:p>
      <text:p text:style-name="P59"><text:span text:style-name="T94">}</text:span></text:p>
      <text:p text:style-name="P59"><text:span text:style-name="T94"/></text:p>
      <text:p text:style-name="P59"><text:span text:style-name="T94">Rook.cs</text:span></text:p>
      <text:p text:style-name="P59"><text:span text:style-name="T94">public class Rook:Piece</text:span></text:p>
      <text:p text:style-name="P59"><text:span text:style-name="T94">{</text:span></text:p>
      <text:p text:style-name="P59"><text:span text:style-name="T94"><text:s text:c="4"/>protected bool hasMoved = false;</text:span></text:p>
      <text:p text:style-name="P59"><text:span text:style-name="T94"/></text:p>
      <text:p text:style-name="P59"><text:span text:style-name="T94"><text:s text:c="4"/>public Rook(string color)</text:span></text:p>
      <text:p text:style-name="P59"><text:span text:style-name="T94"><text:s text:c="4"/>{</text:span></text:p>
      <text:p text:style-name="P59"><text:span text:style-name="T94"><text:s text:c="8"/>this.color = color;</text:span></text:p>
      <text:p text:style-name="P59"><text:span text:style-name="T94"><text:s text:c="8"/>this.name = "Rook";</text:span></text:p>
      <text:p text:style-name="P59"><text:span text:style-name="T94"><text:s text:c="8"/>this.state = "alive";</text:span></text:p>
      <text:p text:style-name="P59"><text:span text:style-name="T94"><text:s text:c="8"/>this.points = 5;</text:span></text:p>
      <text:p text:style-name="P59"><text:span text:style-name="T94"><text:s text:c="8"/>this.shape = "R"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/></text:p>
      <text:p text:style-name="P59"><text:span text:style-name="T94"><text:s text:c="4"/>public bool GetHasMoved()</text:span></text:p>
      <text:p text:style-name="P59"><text:span text:style-name="T94"><text:s text:c="4"/>{</text:span></text:p>
      <text:p text:style-name="P59"><text:span text:style-name="T94"><text:s text:c="8"/>return hasMoved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override public bool CheckMove(int[] pos1, int[] pos2, bool capture, Piece[,] map)</text:span></text:p>
      <text:p text:style-name="P59"><text:span text:style-name="T94"><text:s text:c="4"/>{</text:span></text:p>
      <text:p text:style-name="P59"><text:span text:style-name="T94"><text:s text:c="8"/>if((pos1[0] == pos2[0] &amp;&amp; pos1[1] != pos2[1]) || (pos1[1] == pos2[1] &amp;&amp; pos1[0] != pos2[0]))</text:span></text:p>
      <text:p text:style-name="P59"><text:span text:style-name="T94"><text:s text:c="8"/>{</text:span></text:p>
      <text:p text:style-name="P59"><text:span text:style-name="T94"><text:s text:c="12"/>if(ClearPath(pos1, pos2, capture, map))</text:span></text:p>
      <text:p text:style-name="P59"><text:span text:style-name="T94"><text:s text:c="12"/>{</text:span></text:p>
      <text:p text:style-name="P59"><text:span text:style-name="T94"><text:s text:c="16"/>hasMoved = true;</text:span></text:p>
      <text:p text:style-name="P59"><text:span text:style-name="T94"><text:s text:c="16"/>return true;</text:span></text:p>
      <text:p text:style-name="P59"><text:span text:style-name="T94"><text:s text:c="12"/>}</text:span></text:p>
      <text:p text:style-name="P59"><text:span text:style-name="T94"><text:s text:c="8"/>}</text:span></text:p>
      <text:p text:style-name="P59"><text:span text:style-name="T94"><text:s text:c="8"/>return false;</text:span></text:p>
      <text:p text:style-name="P59"><text:span text:style-name="T94"><text:s text:c="4"/>}</text:span></text:p>
      <text:p text:style-name="P59"><text:span text:style-name="T94">}</text:span></text:p>
      <text:p text:style-name="P59"><text:span text:style-name="T94"/></text:p>
      <text:p text:style-name="P59"><text:span text:style-name="T94">Queen.cs</text:span></text:p>
      <text:p text:style-name="P59"><text:span text:style-name="T94">using System;</text:span></text:p>
      <text:p text:style-name="P59"><text:span text:style-name="T94"/></text:p>
      <text:p text:style-name="P59"><text:span text:style-name="T94">public class Queen:Piece</text:span></text:p>
      <text:p text:style-name="P59"><text:span text:style-name="T94">{</text:span></text:p>
      <text:p text:style-name="P59"><text:span text:style-name="T94"/></text:p>
      <text:p text:style-name="P59"><text:span text:style-name="T94"><text:s text:c="4"/>public Queen(string color)</text:span></text:p>
      <text:p text:style-name="P59"><text:span text:style-name="T94"><text:s text:c="4"/>{</text:span></text:p>
      <text:p text:style-name="P59"><text:span text:style-name="T94"><text:s text:c="8"/>this.color = color;</text:span></text:p>
      <text:p text:style-name="P59"><text:span text:style-name="T94"><text:s text:c="8"/>this.name = "Queen";</text:span></text:p>
      <text:p text:style-name="P59"><text:span text:style-name="T94"><text:s text:c="8"/>this.state = "alive";</text:span></text:p>
      <text:p text:style-name="P59"><text:span text:style-name="T94"><text:s text:c="8"/>this.points = 10;</text:span></text:p>
      <text:p text:style-name="P59"><text:span text:style-name="T94"><text:s text:c="8"/>this.shape = "Q"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override public bool CheckMove(int[] pos1, int[] pos2, bool capture, Piece[,] map)</text:span></text:p>
      <text:p text:style-name="P59"><text:span text:style-name="T94"><text:s text:c="4"/>{</text:span></text:p>
      <text:p text:style-name="P59"><text:span text:style-name="T94"><text:s text:c="8"/>//Rook move</text:span></text:p>
      <text:p text:style-name="P59"><text:span text:style-name="T94"><text:s text:c="8"/>if((pos1[0] == pos2[0] &amp;&amp; pos1[1] != pos2[1]) || (pos1[1] == pos2[1] &amp;&amp; pos1[0] != pos2[0]))</text:span></text:p>
      <text:p text:style-name="P59"><text:span text:style-name="T94"><text:s text:c="8"/>{</text:span></text:p>
      <text:p text:style-name="P59"><text:span text:style-name="T94"><text:s text:c="12"/>if(ClearPath(pos1, pos2, capture,<text:s text:c="2"/>map))</text:span></text:p>
      <text:p text:style-name="P59"><text:span text:style-name="T94"><text:s text:c="12"/>{</text:span></text:p>
      <text:p text:style-name="P59"><text:span text:style-name="T94"><text:s text:c="16"/>return true;</text:span></text:p>
      <text:p text:style-name="P59"><text:span text:style-name="T94"><text:s text:c="12"/>}</text:span></text:p>
      <text:p text:style-name="P59"><text:span text:style-name="T94"><text:s text:c="8"/>}</text:span></text:p>
      <text:p text:style-name="P59"><text:span text:style-name="T94"><text:s text:c="8"/>//Bishop move</text:span></text:p>
      <text:p text:style-name="P59"><text:span text:style-name="T94"><text:s text:c="8"/>else {</text:span></text:p>
      <text:p text:style-name="P59"><text:span text:style-name="T94"><text:s text:c="12"/>int dist = Math.Abs(pos1[0] - pos2[0]);</text:span></text:p>
      <text:p text:style-name="P59"><text:span text:style-name="T94"><text:s text:c="12"/>if(dist != 0 &amp;&amp; Math.Abs(pos1[1] - pos2[1]) == dist &amp;&amp; ClearPath(pos1, pos2, capture, map))</text:span></text:p>
      <text:p text:style-name="P59"><text:span text:style-name="T94"><text:s text:c="12"/>{</text:span></text:p>
      <text:p text:style-name="P59"><text:span text:style-name="T94"><text:s text:c="16"/>return true;</text:span></text:p>
      <text:p text:style-name="P59"><text:span text:style-name="T94"><text:s text:c="12"/>}</text:span></text:p>
      <text:p text:style-name="P59"><text:span text:style-name="T94"><text:s text:c="12"/>return false;</text:span></text:p>
      <text:p text:style-name="P59"><text:span text:style-name="T94"><text:s text:c="8"/>}</text:span></text:p>
      <text:p text:style-name="P59"><text:span text:style-name="T94"><text:s text:c="8"/>return false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}</text:span></text:p>
      <text:p text:style-name="P59"><text:span text:style-name="T94"/></text:p>
      <text:p text:style-name="P59"><text:span text:style-name="T94">King.cs</text:span></text:p>
      <text:p text:style-name="P59"><text:span text:style-name="T94">using System;</text:span></text:p>
      <text:p text:style-name="P59"><text:span text:style-name="T94"/></text:p>
      <text:p text:style-name="P59"><text:span text:style-name="T94">public class King:Piece</text:span></text:p>
      <text:p text:style-name="P59"><text:span text:style-name="T94">{</text:span></text:p>
      <text:p text:style-name="P59"><text:span text:style-name="T94"><text:s text:c="4"/>private bool hasMoved;</text:span></text:p>
      <text:p text:style-name="P59"><text:span text:style-name="T94"/></text:p>
      <text:p text:style-name="P59"><text:span text:style-name="T94"><text:s text:c="4"/>public King(string color)</text:span></text:p>
      <text:p text:style-name="P59"><text:span text:style-name="T94"><text:s text:c="4"/>{</text:span></text:p>
      <text:p text:style-name="P59"><text:span text:style-name="T94"><text:s text:c="8"/>this.color = color;</text:span></text:p>
      <text:p text:style-name="P59"><text:span text:style-name="T94"><text:s text:c="8"/>this.name = "King";</text:span></text:p>
      <text:p text:style-name="P59"><text:span text:style-name="T94"><text:s text:c="8"/>this.state = "alive";</text:span></text:p>
      <text:p text:style-name="P59"><text:span text:style-name="T94"><text:s text:c="8"/>this.points = 0;</text:span></text:p>
      <text:p text:style-name="P59"><text:span text:style-name="T94"><text:s text:c="8"/>hasMoved = false;</text:span></text:p>
      <text:p text:style-name="P59"><text:span text:style-name="T94"><text:s text:c="8"/>this.shape = "K"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override public bool CheckMove(int[] pos1, int[] pos2, bool capture, Piece[,] map)</text:span></text:p>
      <text:p text:style-name="P59"><text:span text:style-name="T94"><text:s text:c="4"/>{</text:span></text:p>
      <text:p text:style-name="P59"><text:span text:style-name="T94"><text:s text:c="8"/>int dist1 = Math.Abs(pos1[0]-pos2[0]);</text:span></text:p>
      <text:p text:style-name="P59"><text:span text:style-name="T94"><text:s text:c="8"/>int dist2 = Math.Abs(pos1[1]-pos2[1]);</text:span></text:p>
      <text:p text:style-name="P59"><text:span text:style-name="T94"><text:s text:c="8"/>if((dist1 &gt; 0 || dist2 &gt; 0) &amp;&amp; (dist1 &lt;= 1 &amp;&amp; dist2 &lt;= 1) &amp;&amp; ClearPath(pos1, pos2, capture, map))</text:span></text:p>
      <text:p text:style-name="P59"><text:span text:style-name="T94"><text:s text:c="8"/>{</text:span></text:p>
      <text:p text:style-name="P59"><text:span text:style-name="T94"><text:s text:c="12"/>hasMoved = true;</text:span></text:p>
      <text:p text:style-name="P59"><text:span text:style-name="T94"><text:s text:c="12"/>return true;</text:span></text:p>
      <text:p text:style-name="P59"><text:span text:style-name="T94"><text:s text:c="8"/>}</text:span></text:p>
      <text:p text:style-name="P59"><text:span text:style-name="T94"><text:s text:c="8"/>else</text:span></text:p>
      <text:p text:style-name="P59"><text:span text:style-name="T94"><text:s text:c="12"/>return false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public bool CheckMoveCas(int[] pos1, int[] pos2, Piece[,] map)</text:span></text:p>
      <text:p text:style-name="P59"><text:span text:style-name="T94"><text:s text:c="4"/>{</text:span></text:p>
      <text:p text:style-name="P59"><text:span text:style-name="T94"><text:s text:c="8"/>int dist1 = Math.Abs(pos1[0]-pos2[0]);</text:span></text:p>
      <text:p text:style-name="P59"><text:span text:style-name="T94"><text:s text:c="8"/>int dist2 = Math.Abs(pos1[1]-pos2[1]);</text:span></text:p>
      <text:p text:style-name="P59"><text:span text:style-name="T94"><text:s text:c="8"/>if((dist1 == 0 &amp;&amp; dist2 &gt;= 2 &amp;&amp; dist2 &lt;= 3) &amp;&amp; ClearPath(pos1, pos2, false, map))</text:span></text:p>
      <text:p text:style-name="P59"><text:span text:style-name="T94"><text:s text:c="8"/>{</text:span></text:p>
      <text:p text:style-name="P59"><text:span text:style-name="T94"><text:s text:c="12"/>hasMoved = true;</text:span></text:p>
      <text:p text:style-name="P59"><text:span text:style-name="T94"><text:s text:c="12"/>return true;</text:span></text:p>
      <text:p text:style-name="P59"><text:span text:style-name="T94"><text:s text:c="8"/>}</text:span></text:p>
      <text:p text:style-name="P59"><text:span text:style-name="T94"><text:s text:c="8"/>else</text:span></text:p>
      <text:p text:style-name="P59"><text:span text:style-name="T94"><text:s text:c="12"/>return false;</text:span></text:p>
      <text:p text:style-name="P59"><text:span text:style-name="T94"><text:s text:c="4"/>}</text:span></text:p>
      <text:p text:style-name="P59"><text:span text:style-name="T94"/></text:p>
      <text:p text:style-name="P59"><text:span text:style-name="T94"><text:s text:c="4"/>public bool GetHasMoved()</text:span></text:p>
      <text:p text:style-name="P59"><text:span text:style-name="T94"><text:s text:c="4"/>{</text:span></text:p>
      <text:p text:style-name="P59"><text:span text:style-name="T94"><text:s text:c="8"/>return hasMoved;</text:span></text:p>
      <text:p text:style-name="P59"><text:span text:style-name="T94"><text:s text:c="4"/>}</text:span></text:p>
      <text:p text:style-name="P59"><text:span text:style-name="T94">}</text:span></text:p>
      <text:p text:style-name="P59"><text:span text:style-name="T94"/></text:p>
      <text:p text:style-name="P59"><text:span text:style-name="T94"/></text:p>
      <text:p text:style-name="P60"><text:span text:style-name="T95"/></text:p>
      <text:p text:style-name="P61"><text:span text:style-name="T9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